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4.0098in"/>
    </style:style>
    <style:style style:name="co8" style:family="table-column">
      <style:table-column-properties fo:break-before="auto" style:column-width="2.983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1.7937in"/>
    </style:style>
    <style:style style:name="co14" style:family="table-column">
      <style:table-column-properties fo:break-before="auto" style:column-width="1.3972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613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1.3756in"/>
    </style:style>
    <style:style style:name="co21" style:family="table-column">
      <style:table-column-properties fo:break-before="auto" style:column-width="1.3862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1.3429in"/>
    </style:style>
    <style:style style:name="co24" style:family="table-column">
      <style:table-column-properties fo:break-before="auto" style:column-width="1.4075in"/>
    </style:style>
    <style:style style:name="co25" style:family="table-column">
      <style:table-column-properties fo:break-before="auto" style:column-width="1.6972in"/>
    </style:style>
    <style:style style:name="co26" style:family="table-column">
      <style:table-column-properties fo:break-before="auto" style:column-width="3.0591in"/>
    </style:style>
    <style:style style:name="co27" style:family="table-column">
      <style:table-column-properties fo:break-before="auto" style:column-width="1.311in"/>
    </style:style>
    <style:style style:name="co28" style:family="table-column">
      <style:table-column-properties fo:break-before="auto" style:column-width="2.6945in"/>
    </style:style>
    <style:style style:name="co29" style:family="table-column">
      <style:table-column-properties fo:break-before="auto" style:column-width="3.1307in"/>
    </style:style>
    <style:style style:name="co30" style:family="table-column">
      <style:table-column-properties fo:break-before="auto" style:column-width="2.9591in"/>
    </style:style>
    <style:style style:name="co31" style:family="table-column">
      <style:table-column-properties fo:break-before="auto" style:column-width="3.7882in"/>
    </style:style>
    <style:style style:name="co32" style:family="table-column">
      <style:table-column-properties fo:break-before="auto" style:column-width="1.1827in"/>
    </style:style>
    <style:style style:name="co33" style:family="table-column">
      <style:table-column-properties fo:break-before="auto" style:column-width="1.1181in"/>
    </style:style>
    <style:style style:name="co34" style:family="table-column">
      <style:table-column-properties fo:break-before="auto" style:column-width="2.5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ts clés de base" table:style-name="ta1">
        <table:table-column table:style-name="co1" table:default-cell-style-name="ce2"/>
        <table:table-column table:style-name="co2" table:number-columns-repeated="23" table:default-cell-style-name="Default"/>
        <table:table-row table:style-name="ro1">
          <table:table-cell table:style-name="ce1" office:value-type="string" calcext:value-type="string">
            <text:p>Mot clé</text:p>
          </table:table-cell>
          <table:table-cell office:value-type="string" calcext:value-type="string">
            <text:p><text:s text:c="2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’endormir plus rapideme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ieux dormir</text:p>
          </table:table-cell>
          <table:table-cell/>
          <table:table-cell office:value-type="string" calcext:value-type="string">
            <text:p>0-1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0.45" calcext:value-type="float">
            <text:p>0.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mèdes naturels contre l’insomni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roblèmes de somme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blèmes d’endormissement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omnifè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omnifères effets secondaires</text:p>
          </table:table-cell>
          <table:table-cell table:number-columns-repeated="23"/>
        </table:table-row>
        <table:table-row table:style-name="ro2" table:number-rows-repeated="2">
          <table:table-cell table:style-name="Default"/>
          <table:table-cell table:number-columns-repeated="23"/>
        </table:table-row>
        <table:table-row table:style-name="ro1">
          <table:table-cell table:style-name="ce1" office:value-type="string" calcext:value-type="string">
            <text:p>Mot clé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’endormir plus rapidement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ieux dormir</text:p>
          </table:table-cell>
          <table:table-cell table:number-columns-repeated="23"/>
        </table:table-row>
      </table:table>
      <table:table table:name="mieux dormi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3" office:value-type="string" calcext:value-type="string">
            <text:p>Mot clé</text:p>
          </table:table-cell>
          <table:table-cell table:style-name="ce3" office:value-type="string" calcext:value-type="string">
            <text:p>Volume de recherche</text:p>
          </table:table-cell>
          <table:table-cell table:style-name="ce3" office:value-type="string" calcext:value-type="string">
            <text:p>Concurrence</text:p>
          </table:table-cell>
        </table:table-row>
        <table:table-row table:style-name="ro2">
          <table:table-cell office:value-type="string" calcext:value-type="string">
            <text:p>mieux dorm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ent bien dorm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eil pour bien dormi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mede <text:s/>pour dorm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opathie pour dorm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 pour dorm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ede <text:s/>pour bien dorm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it naturel pour dorm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oi prendre pour bien dormi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ruc pour bien dormi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ment dormir vite</text:p>
          </table:table-cell>
          <table:table-cell table:number-columns-repeated="2"/>
        </table:table-row>
      </table:table>
      <table:table table:name="s'endormir rapidement" table:style-name="ta1">
        <table:table-column table:style-name="co2" table:default-cell-style-name="Default"/>
        <table:table-row table:style-name="ro2">
          <table:table-cell/>
        </table:table-row>
      </table:table>
      <table:table table:name="insomnie" table:style-name="ta1">
        <table:table-column table:style-name="co2" table:default-cell-style-name="Default"/>
        <table:table-row table:style-name="ro2">
          <table:table-cell/>
        </table:table-row>
      </table:table>
      <table:table table:name="problèmes de sommeil" table:style-name="ta1">
        <table:table-column table:style-name="co2" table:default-cell-style-name="Default"/>
        <table:table-row table:style-name="ro2">
          <table:table-cell/>
        </table:table-row>
      </table:table>
      <table:table table:name="somnifères" table:style-name="ta1">
        <table:table-column table:style-name="co2" table:default-cell-style-name="Default"/>
        <table:table-row table:style-name="ro2">
          <table:table-cell/>
        </table:table-row>
      </table:table>
      <table:table table:name="troubles du sommeil raw" table:style-name="ta1">
        <table:table-column table:style-name="co6" table:default-cell-style-name="Default"/>
        <table:table-column table:style-name="co2" table:number-columns-repeated="29" table:default-cell-style-name="Default"/>
        <table:table-row table:style-name="ro2">
          <table:table-cell office:value-type="string" calcext:value-type="string">
            <text:p>Keyword Stats 2021-07-27 at 21_51_4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  <table:table-cell office:value-type="string" calcext:value-type="string">
            <text:p>Concept: état</text:p>
          </table:table-cell>
          <table:table-cell office:value-type="string" calcext:value-type="string">
            <text:p>Concept: Autres Marques</text:p>
          </table:table-cell>
          <table:table-cell office:value-type="string" calcext:value-type="string">
            <text:p>Concept: Population</text:p>
          </table:table-cell>
          <table:table-cell office:value-type="string" calcext:value-type="string">
            <text:p>Concept: Compagnie</text:p>
          </table:table-cell>
        </table:table-row>
        <table:table-row table:style-name="ro2">
          <table:table-cell office:value-type="string" calcext:value-type="string">
            <text:p>troubles du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nsomnie</text:p>
          </table:table-cell>
          <table:table-cell office:value-type="string" calcext:value-type="string">
            <text:p>EU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f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auses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  <table:table-cell office:value-type="float" office:value="0.75" calcext:value-type="float">
            <text:p>0.7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roniqu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23" calcext:value-type="float">
            <text:p>0.23</text:p>
          </table:table-cell>
          <table:table-cell office:value-type="float" office:value="0.76" calcext:value-type="float">
            <text:p>0.7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pour dormir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51" calcext:value-type="float">
            <text:p>0.5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nées du sommeil</text:p>
          </table:table-cell>
          <table:table-cell office:value-type="string" calcext:value-type="string">
            <text:p>EU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14" calcext:value-type="float">
            <text:p>0.14</text:p>
          </table:table-cell>
          <table:table-cell office:value-type="float" office:value="1.55" calcext:value-type="float">
            <text:p>1.5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72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homéopathie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51" calcext:value-type="float">
            <text:p>0.5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symptôm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1.01" calcext:value-type="float">
            <text:p>1.0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22" calcext:value-type="float">
            <text:p>0.22</text:p>
          </table:table-cell>
          <table:table-cell office:value-type="float" office:value="0.86" calcext:value-type="float">
            <text:p>0.8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s du sommeil trait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sommeil anxiét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.71" calcext:value-type="float">
            <text:p>0.7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uvais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ème de sommeil à 10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78" calcext:value-type="float">
            <text:p>0.78</text:p>
          </table:table-cell>
          <table:table-cell office:value-type="float" office:value="2.02" calcext:value-type="float">
            <text:p>2.0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16" calcext:value-type="float">
            <text:p>0.16</text:p>
          </table:table-cell>
          <table:table-cell office:value-type="float" office:value="0.77" calcext:value-type="float">
            <text:p>0.7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s du sommeil 4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les troubles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s d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  <table:table-cell office:value-type="float" office:value="0.75" calcext:value-type="float">
            <text:p>0.7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conséquenc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2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18 moi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.14</text:p>
          </table:table-cell>
          <table:table-cell office:value-type="float" office:value="1.01" calcext:value-type="float">
            <text:p>1.0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9" calcext:value-type="float">
            <text:p>0.39</text:p>
          </table:table-cell>
          <table:table-cell office:value-type="float" office:value="0.63" calcext:value-type="float">
            <text:p>0.6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41" calcext:value-type="float">
            <text:p>0.41</text:p>
          </table:table-cell>
          <table:table-cell office:value-type="float" office:value="0.61" calcext:value-type="float">
            <text:p>0.6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s du sommeil stress anxiét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36" calcext:value-type="float">
            <text:p>0.36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.69" calcext:value-type="float">
            <text:p>1.6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cause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hning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troubles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22" calcext:value-type="float">
            <text:p>0.22</text:p>
          </table:table-cell>
          <table:table-cell office:value-type="float" office:value="0.86" calcext:value-type="float">
            <text:p>0.8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pour dormir passiflo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s du sommeil bébé 2 ans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endormissement diffici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54" calcext:value-type="float">
            <text:p>1.5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mmeil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bébé 1 a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14" calcext:value-type="float">
            <text:p>0.14</text:p>
          </table:table-cell>
          <table:table-cell office:value-type="float" office:value="1.01" calcext:value-type="float">
            <text:p>1.0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et troubles digestif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paradoxa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float" office:value="1.05" calcext:value-type="float">
            <text:p>1.0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ssion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profond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  <table:table-cell office:value-type="float" office:value="2.11" calcext:value-type="float">
            <text:p>2.1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ème de sommeil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0.38" calcext:value-type="float">
            <text:p>0.38</text:p>
          </table:table-cell>
          <table:table-cell office:value-type="float" office:value="1.52" calcext:value-type="float">
            <text:p>1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grossesse 1 semai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les différents troubles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1.18" calcext:value-type="float">
            <text:p>1.1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pour dormir boir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table:number-columns-repeated="22"/>
          <table:table-cell office:value-type="string" calcext:value-type="string">
            <text:p>boiron</text:p>
          </table:table-cell>
        </table:table-row>
        <table:table-row table:style-name="ro2">
          <table:table-cell office:value-type="string" calcext:value-type="string">
            <text:p>insomnie chroniqu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olesc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adolescent</text:p>
          </table:table-cell>
          <table:table-cell/>
        </table:table-row>
        <table:table-row table:style-name="ro2">
          <table:table-cell office:value-type="string" calcext:value-type="string">
            <text:p>trouble du comportement en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éb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0.13" calcext:value-type="float">
            <text:p>0.13</text:p>
          </table:table-cell>
          <table:table-cell office:value-type="float" office:value="1.27" calcext:value-type="float">
            <text:p>1.2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les apné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7" calcext:value-type="float">
            <text:p>0.17</text:p>
          </table:table-cell>
          <table:table-cell office:value-type="float" office:value="6.04" calcext:value-type="float">
            <text:p>6.0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mmeil et ménopau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xiété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0.32" calcext:value-type="float">
            <text:p>0.32</text:p>
          </table:table-cell>
          <table:table-cell office:value-type="float" office:value="1.99" calcext:value-type="float">
            <text:p>1.9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cauchemar adul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problème sommeil 8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ré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adolescen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boir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2"/>
          <table:table-cell office:value-type="string" calcext:value-type="string">
            <text:p>boiron</text:p>
          </table:table-cell>
        </table:table-row>
        <table:table-row table:style-name="ro2">
          <table:table-cell office:value-type="string" calcext:value-type="string">
            <text:p>psychologu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38" calcext:value-type="float">
            <text:p>0.38</text:p>
          </table:table-cell>
          <table:table-cell office:value-type="float" office:value="0.95" calcext:value-type="float">
            <text:p>0.9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iculte endormissement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enf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s du sommeil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rythme circadie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pour l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bébé 11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1" calcext:value-type="float">
            <text:p>0.31</text:p>
          </table:table-cell>
          <table:table-cell office:value-type="float" office:value="1.31" calcext:value-type="float">
            <text:p>1.3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beb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ngoisse nocturne personne âgé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xiété e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troubl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5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pnées du sommeil traitement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.23" calcext:value-type="float">
            <text:p>1.2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nopau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1.03" calcext:value-type="float">
            <text:p>1.0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ème de sommeil à 10 ans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1.16" calcext:value-type="float">
            <text:p>1.1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sychologu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1.09" calcext:value-type="float">
            <text:p>1.0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enf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imilasan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table:number-columns-repeated="22"/>
          <table:table-cell office:value-type="string" calcext:value-type="string">
            <text:p>similas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mptôme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0.64" calcext:value-type="float">
            <text:p>0.6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respiratoir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b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1.03" calcext:value-type="float">
            <text:p>1.0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de maint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occasionn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jamin lubszynski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troubles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ssi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def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chroniqu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72 troubl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19" calcext:value-type="float">
            <text:p>0.19</text:p>
          </table:table-cell>
          <table:table-cell office:value-type="float" office:value="0.51" calcext:value-type="float">
            <text:p>0.51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insomnie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ronique def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olog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troub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mmeil e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adolescen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insomni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pour dormir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insomnie causes et solutio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jeune mam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trouble du sommeil symptôm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office:value-type="float" office:value="1.08" calcext:value-type="float">
            <text:p>1.0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e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mauvais sommeil conséquenc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tig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ersonne agé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xiété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.74" calcext:value-type="float">
            <text:p>0.7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chronique traitement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a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ans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sommeil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insomnie gra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urbation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1.18" calcext:value-type="float">
            <text:p>1.1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opause insomni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3è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dérèglement hormon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.32" calcext:value-type="float">
            <text:p>1.32</text:p>
          </table:table-cell>
          <table:table-cell office:value-type="float" office:value="3.83" calcext:value-type="float">
            <text:p>3.8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assag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1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4 ans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s sommeil bébé 1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enfan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9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insomnie a repeti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endormiss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36" calcext:value-type="float">
            <text:p>0.36</text:p>
          </table:table-cell>
          <table:table-cell office:value-type="float" office:value="1.96" calcext:value-type="float">
            <text:p>1.9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enfa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epression e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s du sommeil caus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0.95" calcext:value-type="float">
            <text:p>0.9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confin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 sév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def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ifficulté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19" calcext:value-type="float">
            <text:p>0.19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72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0.49" calcext:value-type="float">
            <text:p>0.49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causes 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insomni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s du comportement en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soudai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bébé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adolescen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1.21" calcext:value-type="float">
            <text:p>1.2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trouble mineur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fille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8" calcext:value-type="float">
            <text:p>0.18</text:p>
          </table:table-cell>
          <table:table-cell office:value-type="float" office:value="1.62" calcext:value-type="float">
            <text:p>1.6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insomnie hormo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uvais sommeil et perte de poid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perte de poi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2è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iste du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0.17" calcext:value-type="float">
            <text:p>0.17</text:p>
          </table:table-cell>
          <table:table-cell office:value-type="float" office:value="0.62" calcext:value-type="float">
            <text:p>0.6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chroniqu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ème sommeil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enfant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conséquences psychologiqu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auses e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ème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pnées du sommeil conséquenc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2.02" calcext:value-type="float">
            <text:p>2.0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enfa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et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1.33" calcext:value-type="float">
            <text:p>1.3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pour dormir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1" calcext:value-type="float">
            <text:p>0.41</text:p>
          </table:table-cell>
          <table:table-cell office:value-type="float" office:value="0.87" calcext:value-type="float">
            <text:p>0.8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e sommeil beb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repetiti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probleme d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perturbation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eme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aitement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s du sommeil dus à la ménopa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circad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iculté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ilasa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3"/>
          <table:table-cell office:value-type="string" calcext:value-type="string">
            <text:p>similas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 insomnie les caus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07" calcext:value-type="float">
            <text:p>0.07</text:p>
          </table:table-cell>
          <table:table-cell office:value-type="float" office:value="0.42" calcext:value-type="float">
            <text:p>0.4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pour bébé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enfant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sommeil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l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16" calcext:value-type="float">
            <text:p>0.16</text:p>
          </table:table-cell>
          <table:table-cell office:value-type="float" office:value="0.91" calcext:value-type="float">
            <text:p>0.9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s ménopau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.82" calcext:value-type="float">
            <text:p>0.8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be troub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18 mois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caus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0.18" calcext:value-type="float">
            <text:p>0.18</text:p>
          </table:table-cell>
          <table:table-cell office:value-type="float" office:value="0.46" calcext:value-type="float">
            <text:p>0.46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trouble sommeil de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insomnie diges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0.14" calcext:value-type="float">
            <text:p>0.14</text:p>
          </table:table-cell>
          <table:table-cell office:value-type="float" office:value="0.39" calcext:value-type="float">
            <text:p>0.3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2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72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table:number-columns-repeated="19"/>
          <table:table-cell office:value-type="string" calcext:value-type="string">
            <text:p>stress</text:p>
          </table:table-cell>
          <table:table-cell table:number-columns-repeated="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menopau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sychologi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ebe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tress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ost accouch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em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psycholog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 probleme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rythme circad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ossess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trouble de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22" calcext:value-type="float">
            <text:p>0.22</text:p>
          </table:table-cell>
          <table:table-cell office:value-type="float" office:value="0.8" calcext:value-type="float">
            <text:p>0.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causes insomnies chroniqu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comportement du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ébé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et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9" calcext:value-type="float">
            <text:p>1.2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comportement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extrinsè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fan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erturbati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apnées du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rvosité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de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probleme de sommeil beb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bébé 9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conséquences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72 sommeil pri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47" calcext:value-type="float">
            <text:p>0.47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trouble du sommeil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sm 5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problè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.03" calcext:value-type="float">
            <text:p>1.0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hning sommeil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paradoxa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0.35" calcext:value-type="float">
            <text:p>0.35</text:p>
          </table:table-cell>
          <table:table-cell office:value-type="float" office:value="1.69" calcext:value-type="float">
            <text:p>1.6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es apné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s du sommeil jeune mam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insomnie enfant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bebe 1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de rev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éopathie boir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insomnie</text:p>
          </table:table-cell>
          <table:table-cell table:number-columns-repeated="2"/>
          <table:table-cell office:value-type="string" calcext:value-type="string">
            <text:p>boiron</text:p>
          </table:table-cell>
        </table:table-row>
        <table:table-row table:style-name="ro2">
          <table:table-cell office:value-type="string" calcext:value-type="string">
            <text:p>insomnie pédiatr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et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anxiété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bébé 4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s du sommeil confin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be problem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es troubles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eme d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sommeil 1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cerveau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sychologue du sommeil beb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grossesse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troub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sommeil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1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s de sommeil caus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des apné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igner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.4</text:p>
          </table:table-cell>
          <table:table-cell office:value-type="float" office:value="1.46" calcext:value-type="float">
            <text:p>1.4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homéopathie cauchemar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èm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trouble du sommeil bébé 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cauchema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3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enfan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36" calcext:value-type="float">
            <text:p>0.36</text:p>
          </table:table-cell>
          <table:table-cell office:value-type="float" office:value="0.86" calcext:value-type="float">
            <text:p>0.8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1 an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pour dormir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insomni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ème de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specialis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menopa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ménopause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erman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troub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les caus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nxiété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uvais sommeil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homéopathie pour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veil nocturn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s causes 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erve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analy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igner l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.15" calcext:value-type="float">
            <text:p>1.1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ebe 11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ifferen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pour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ébé 1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pecialiste troub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érent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eme de sommeil prof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sommeil bebe 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endormissement difficile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enfant 4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m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bébé 1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trouble du rythme circadien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trouble sommeil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reveil frequ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requ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.16</text:p>
          </table:table-cell>
          <table:table-cell office:value-type="float" office:value="0.47" calcext:value-type="float">
            <text:p>0.4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uses d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paradoxale symptôm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ménopause angoi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bebe 15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rem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phytose stress e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cauchemars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trouble du sommeil personne agé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ssion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nxiete troub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maintien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sever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comportement en sommeil paradoxal je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bébé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menopa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x l72 lehning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problèmes d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trouble sommeil bebe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bebe 1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yp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8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enfant 9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bebe 5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nocturne caus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 reveil frequ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sommeil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72 lehning pri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trouble endormisseme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enfan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enceint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homéopathie problème endormiss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trouble du sommeil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trouble anxieu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is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4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e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les caus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eme d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insomnie bébé 2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s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insomnie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insomnie bébé 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du sujet âgé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ssion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d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</table:table>
      <table:table table:name="def insomnie raw" table:style-name="ta1">
        <table:table-column table:style-name="co7" table:default-cell-style-name="Default"/>
        <table:table-column table:style-name="co2" table:number-columns-repeated="29" table:default-cell-style-name="Default"/>
        <table:table-row table:style-name="ro2">
          <table:table-cell office:value-type="string" calcext:value-type="string">
            <text:p>def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ssion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profond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  <table:table-cell office:value-type="float" office:value="2.11" calcext:value-type="float">
            <text:p>2.1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ème de sommeil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0.38" calcext:value-type="float">
            <text:p>0.38</text:p>
          </table:table-cell>
          <table:table-cell office:value-type="float" office:value="1.52" calcext:value-type="float">
            <text:p>1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grossesse 1 semai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les différents troubles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1.18" calcext:value-type="float">
            <text:p>1.1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pour dormir boir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table:number-columns-repeated="22"/>
          <table:table-cell office:value-type="string" calcext:value-type="string">
            <text:p>boiron</text:p>
          </table:table-cell>
        </table:table-row>
        <table:table-row table:style-name="ro2">
          <table:table-cell office:value-type="string" calcext:value-type="string">
            <text:p>insomnie chroniqu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olesc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adolescent</text:p>
          </table:table-cell>
          <table:table-cell/>
        </table:table-row>
        <table:table-row table:style-name="ro2">
          <table:table-cell office:value-type="string" calcext:value-type="string">
            <text:p>trouble du comportement en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éb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0.13" calcext:value-type="float">
            <text:p>0.13</text:p>
          </table:table-cell>
          <table:table-cell office:value-type="float" office:value="1.27" calcext:value-type="float">
            <text:p>1.2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les apné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7" calcext:value-type="float">
            <text:p>0.17</text:p>
          </table:table-cell>
          <table:table-cell office:value-type="float" office:value="6.04" calcext:value-type="float">
            <text:p>6.0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mmeil et ménopau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xiété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0.32" calcext:value-type="float">
            <text:p>0.32</text:p>
          </table:table-cell>
          <table:table-cell office:value-type="float" office:value="1.99" calcext:value-type="float">
            <text:p>1.9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cauchemar adul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problème sommeil 8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ré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adolescen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boir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2"/>
          <table:table-cell office:value-type="string" calcext:value-type="string">
            <text:p>boiron</text:p>
          </table:table-cell>
        </table:table-row>
        <table:table-row table:style-name="ro2">
          <table:table-cell office:value-type="string" calcext:value-type="string">
            <text:p>psychologu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38" calcext:value-type="float">
            <text:p>0.38</text:p>
          </table:table-cell>
          <table:table-cell office:value-type="float" office:value="0.95" calcext:value-type="float">
            <text:p>0.9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iculte endormissement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enf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s du sommeil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rythme circadie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pour l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bébé 11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1" calcext:value-type="float">
            <text:p>0.31</text:p>
          </table:table-cell>
          <table:table-cell office:value-type="float" office:value="1.31" calcext:value-type="float">
            <text:p>1.3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beb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ngoisse nocturne personne âgé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xiété e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troubl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5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pnées du sommeil traitement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.23" calcext:value-type="float">
            <text:p>1.2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nopau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1.03" calcext:value-type="float">
            <text:p>1.0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ème de sommeil à 10 ans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1.16" calcext:value-type="float">
            <text:p>1.1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sychologu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1.09" calcext:value-type="float">
            <text:p>1.0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enf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imilasan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table:number-columns-repeated="22"/>
          <table:table-cell office:value-type="string" calcext:value-type="string">
            <text:p>similas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mptôme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0.64" calcext:value-type="float">
            <text:p>0.6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respiratoir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b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1.03" calcext:value-type="float">
            <text:p>1.0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de maint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occasionn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jamin lubszynski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troubles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ssi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def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chroniqu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72 troubl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19" calcext:value-type="float">
            <text:p>0.19</text:p>
          </table:table-cell>
          <table:table-cell office:value-type="float" office:value="0.51" calcext:value-type="float">
            <text:p>0.51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insomnie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ronique def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olog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troub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mmeil e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adolescen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insomni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pour dormir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insomnie causes et solutio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jeune mam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trouble du sommeil symptôm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office:value-type="float" office:value="1.08" calcext:value-type="float">
            <text:p>1.0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e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mauvais sommeil conséquenc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tig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ersonne agé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xiété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.74" calcext:value-type="float">
            <text:p>0.7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chronique traitement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a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ans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sommeil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insomnie gra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urbation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1.18" calcext:value-type="float">
            <text:p>1.1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opause insomni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3è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dérèglement hormon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.32" calcext:value-type="float">
            <text:p>1.32</text:p>
          </table:table-cell>
          <table:table-cell office:value-type="float" office:value="3.83" calcext:value-type="float">
            <text:p>3.8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assag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1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4 ans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s sommeil bébé 1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enfan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9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insomnie a repeti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endormiss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36" calcext:value-type="float">
            <text:p>0.36</text:p>
          </table:table-cell>
          <table:table-cell office:value-type="float" office:value="1.96" calcext:value-type="float">
            <text:p>1.9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enfa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epression e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s du sommeil caus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0.95" calcext:value-type="float">
            <text:p>0.9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confin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 sév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def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ifficulté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19" calcext:value-type="float">
            <text:p>0.19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72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0.49" calcext:value-type="float">
            <text:p>0.49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causes 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insomni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s du comportement en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soudai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bébé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adolescen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1.21" calcext:value-type="float">
            <text:p>1.2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trouble mineur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fille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8" calcext:value-type="float">
            <text:p>0.18</text:p>
          </table:table-cell>
          <table:table-cell office:value-type="float" office:value="1.62" calcext:value-type="float">
            <text:p>1.6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insomnie hormo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uvais sommeil et perte de poid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perte de poi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2è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iste du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0.17" calcext:value-type="float">
            <text:p>0.17</text:p>
          </table:table-cell>
          <table:table-cell office:value-type="float" office:value="0.62" calcext:value-type="float">
            <text:p>0.6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chroniqu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ème sommeil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enfant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conséquences psychologiqu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auses e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ème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pnées du sommeil conséquenc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2.02" calcext:value-type="float">
            <text:p>2.0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enfa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et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1.33" calcext:value-type="float">
            <text:p>1.3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pour dormir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1" calcext:value-type="float">
            <text:p>0.41</text:p>
          </table:table-cell>
          <table:table-cell office:value-type="float" office:value="0.87" calcext:value-type="float">
            <text:p>0.8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e sommeil beb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repetiti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probleme d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perturbation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eme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aitement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s du sommeil dus à la ménopa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circad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iculté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ilasa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3"/>
          <table:table-cell office:value-type="string" calcext:value-type="string">
            <text:p>similas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 insomnie les caus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07" calcext:value-type="float">
            <text:p>0.07</text:p>
          </table:table-cell>
          <table:table-cell office:value-type="float" office:value="0.42" calcext:value-type="float">
            <text:p>0.4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pour bébé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enfant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sommeil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l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16" calcext:value-type="float">
            <text:p>0.16</text:p>
          </table:table-cell>
          <table:table-cell office:value-type="float" office:value="0.91" calcext:value-type="float">
            <text:p>0.9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s ménopau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.82" calcext:value-type="float">
            <text:p>0.8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be troub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18 mois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caus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0.18" calcext:value-type="float">
            <text:p>0.18</text:p>
          </table:table-cell>
          <table:table-cell office:value-type="float" office:value="0.46" calcext:value-type="float">
            <text:p>0.46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trouble sommeil de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insomnie diges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0.14" calcext:value-type="float">
            <text:p>0.14</text:p>
          </table:table-cell>
          <table:table-cell office:value-type="float" office:value="0.39" calcext:value-type="float">
            <text:p>0.3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2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72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table:number-columns-repeated="19"/>
          <table:table-cell office:value-type="string" calcext:value-type="string">
            <text:p>stress</text:p>
          </table:table-cell>
          <table:table-cell table:number-columns-repeated="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menopau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sychologi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ebe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tress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ost accouch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em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psycholog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 probleme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rythme circad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ossess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trouble de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22" calcext:value-type="float">
            <text:p>0.22</text:p>
          </table:table-cell>
          <table:table-cell office:value-type="float" office:value="0.8" calcext:value-type="float">
            <text:p>0.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causes insomnies chroniqu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comportement du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ébé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et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9" calcext:value-type="float">
            <text:p>1.2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comportement sommeil paradox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extrinsè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fan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erturbati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apnées du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rvosité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de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probleme de sommeil beb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bébé 9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conséquences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72 sommeil pri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47" calcext:value-type="float">
            <text:p>0.47</text:p>
          </table:table-cell>
          <table:table-cell table:number-columns-repeated="22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trouble du sommeil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sm 5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problè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.03" calcext:value-type="float">
            <text:p>1.0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hning sommeil l72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paradoxa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0.35" calcext:value-type="float">
            <text:p>0.35</text:p>
          </table:table-cell>
          <table:table-cell office:value-type="float" office:value="1.69" calcext:value-type="float">
            <text:p>1.6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es apné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s du sommeil jeune mam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insomnie enfant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bebe 1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de rev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éopathie boir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insomnie</text:p>
          </table:table-cell>
          <table:table-cell table:number-columns-repeated="2"/>
          <table:table-cell office:value-type="string" calcext:value-type="string">
            <text:p>boiron</text:p>
          </table:table-cell>
        </table:table-row>
        <table:table-row table:style-name="ro2">
          <table:table-cell office:value-type="string" calcext:value-type="string">
            <text:p>insomnie pédiatr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et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anxiété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bébé 4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s du sommeil confin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be problem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es troubles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eme d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sommeil 1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cerveau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sychologue du sommeil beb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grossesse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troub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sommeil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1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em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s de sommeil caus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ement des apné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igner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.4</text:p>
          </table:table-cell>
          <table:table-cell office:value-type="float" office:value="1.46" calcext:value-type="float">
            <text:p>1.4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homéopathie cauchemar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èm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trouble du sommeil bébé 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cauchema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3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enfan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36" calcext:value-type="float">
            <text:p>0.36</text:p>
          </table:table-cell>
          <table:table-cell office:value-type="float" office:value="0.86" calcext:value-type="float">
            <text:p>0.8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1 an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homéopathie pour dormir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insomni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problème de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specialis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menopa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ménopause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erman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troub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les caus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de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nxiété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uvais sommeil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homéopathie pour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veil nocturn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s causes 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erve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analy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igner l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.15" calcext:value-type="float">
            <text:p>1.1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ebe 11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differen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pour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bébé 1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pecialiste troub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érent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eme de sommeil prof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sommeil bebe 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endormissement difficile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enfant 4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m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bébé 1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trouble du rythme circadien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trouble sommeil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reveil frequ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requ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.16</text:p>
          </table:table-cell>
          <table:table-cell office:value-type="float" office:value="0.47" calcext:value-type="float">
            <text:p>0.4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uses d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omnie paradoxale symptôm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ménopause angoi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bebe 15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rem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phytose stress et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cauchemars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trouble du sommeil personne agé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ssion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bébé 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anxiete troub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, st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maintien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sever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comportement en sommeil paradoxal je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du sommeil bébé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menopa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x l72 lehning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problèmes d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trouble sommeil bebe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sommeil bebe 1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yp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8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enfant 9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bebe 5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nocturne caus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 reveil frequ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uble sommeil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72 lehning pri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24"/>
          <table:table-cell office:value-type="string" calcext:value-type="string">
            <text:p>lehning</text:p>
          </table:table-cell>
        </table:table-row>
        <table:table-row table:style-name="ro2">
          <table:table-cell office:value-type="string" calcext:value-type="string">
            <text:p>trouble endormisseme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enfan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enceint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homéopathie problème endormiss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éopathie trouble du sommeil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sommeil trouble anxieu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anxie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is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4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 du sommeil e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grossesse</text:p>
          </table:table-cell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femme</text:p>
          </table:table-cell>
          <table:table-cell/>
        </table:table-row>
        <table:table-row table:style-name="ro2">
          <table:table-cell office:value-type="string" calcext:value-type="string">
            <text:p>les caus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bleme d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  <table:table-cell/>
        </table:table-row>
        <table:table-row table:style-name="ro2">
          <table:table-cell office:value-type="string" calcext:value-type="string">
            <text:p>insomnie bébé 2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troubles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insomnie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adulte</text:p>
          </table:table-cell>
          <table:table-cell/>
        </table:table-row>
        <table:table-row table:style-name="ro2">
          <table:table-cell office:value-type="string" calcext:value-type="string">
            <text:p>insomnie bébé 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/>
          <table:table-cell office:value-type="string" calcext:value-type="string">
            <text:p>enfant</text:p>
          </table:table-cell>
          <table:table-cell/>
        </table:table-row>
        <table:table-row table:style-name="ro2">
          <table:table-cell office:value-type="string" calcext:value-type="string">
            <text:p>insomnie du sujet âgé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ssion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office:value-type="string" calcext:value-type="string">
            <text:p>insomnie, dep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des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4"/>
        </table:table-row>
      </table:table>
      <table:table table:name="mieux dormir raw" table:style-name="ta1">
        <table:table-column table:style-name="co2" table:number-columns-repeated="25" table:default-cell-style-name="Default"/>
        <table:table-row table:style-name="ro2">
          <table:table-cell office:value-type="string" calcext:value-type="string">
            <text:p>Keyword Stats 2021-07-27 at 21_46_5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Non-Marques</text:p>
          </table:table-cell>
        </table:table-row>
        <table:table-row table:style-name="ro2">
          <table:table-cell office:value-type="string" calcext:value-type="string">
            <text:p>mieux dormir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3.22" calcext:value-type="float">
            <text:p>3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eux dormir la nui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s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17" calcext:value-type="float">
            <text:p>0.17</text:p>
          </table:table-cell>
          <table:table-cell office:value-type="float" office:value="1.18" calcext:value-type="float">
            <text:p>1.18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ide a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1.42" calcext:value-type="float">
            <text:p>1.4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1.04" calcext:value-type="float">
            <text:p>1.04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our mieux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2.57" calcext:value-type="float">
            <text:p>2.57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dormir mieux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2.47" calcext:value-type="float">
            <text:p>2.47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 pour mieux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.16</text:p>
          </table:table-cell>
          <table:table-cell office:value-type="float" office:value="2.65" calcext:value-type="float">
            <text:p>2.65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mieux dormir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3.65" calcext:value-type="float">
            <text:p>3.65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mieux dormir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ide à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1.54" calcext:value-type="float">
            <text:p>1.54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s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0.16" calcext:value-type="float">
            <text:p>0.16</text:p>
          </table:table-cell>
          <table:table-cell office:value-type="float" office:value="1.56" calcext:value-type="float">
            <text:p>1.56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our aider à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  <table:table-cell office:value-type="float" office:value="1.45" calcext:value-type="float">
            <text:p>1.45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4 méthodes douces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2.88" calcext:value-type="float">
            <text:p>2.88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lution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our mieux dormir tete nor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0.38" calcext:value-type="float">
            <text:p>0.38</text:p>
          </table:table-cell>
          <table:table-cell office:value-type="float" office:value="2.26" calcext:value-type="float">
            <text:p>2.26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.21</text:p>
          </table:table-cell>
          <table:table-cell office:value-type="float" office:value="1.19" calcext:value-type="float">
            <text:p>1.19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duit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83" calcext:value-type="float">
            <text:p>1.83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dormir mieux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22" calcext:value-type="float">
            <text:p>0.22</text:p>
          </table:table-cell>
          <table:table-cell office:value-type="float" office:value="2.96" calcext:value-type="float">
            <text:p>2.96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mieux dormir l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19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mieux dormir la nuit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2.54" calcext:value-type="float">
            <text:p>2.54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id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.17" calcext:value-type="float">
            <text:p>1.17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aitement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1.42" calcext:value-type="float">
            <text:p>1.4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ucs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1.15" calcext:value-type="float">
            <text:p>1.15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l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1.04" calcext:value-type="float">
            <text:p>1.04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duit naturel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1.71" calcext:value-type="float">
            <text:p>1.71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our mieux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méthode naturell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92" calcext:value-type="float">
            <text:p>0.9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h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9" calcext:value-type="float">
            <text:p>0.89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</table:table>
      <table:table table:name="comment bien dormi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Keyword Stats 2021-07-27 at 21_50_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Non-Marques</text:p>
          </table:table-cell>
          <table:table-cell office:value-type="string" calcext:value-type="string">
            <text:p>Concept: Autres Marques</text:p>
          </table:table-cell>
        </table:table-row>
        <table:table-row table:style-name="ro2">
          <table:table-cell office:value-type="string" calcext:value-type="string">
            <text:p>comment bien dormir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1.18" calcext:value-type="float">
            <text:p>1.1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mment dormir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1.83" calcext:value-type="float">
            <text:p>1.8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vite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rapid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.63" calcext:value-type="float">
            <text:p>0.6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mieux dormir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0.17" calcext:value-type="float">
            <text:p>0.17</text:p>
          </table:table-cell>
          <table:table-cell office:value-type="float" office:value="1.71" calcext:value-type="float">
            <text:p>1.7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dormir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34" calcext:value-type="float">
            <text:p>0.34</text:p>
          </table:table-cell>
          <table:table-cell office:value-type="float" office:value="1.43" calcext:value-type="float">
            <text:p>1.4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reussir a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0.22" calcext:value-type="float">
            <text:p>0.22</text:p>
          </table:table-cell>
          <table:table-cell office:value-type="float" office:value="1.15" calcext:value-type="float">
            <text:p>1.1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la nui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1.61" calcext:value-type="float">
            <text:p>1.6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la nui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0.17" calcext:value-type="float">
            <text:p>0.17</text:p>
          </table:table-cell>
          <table:table-cell office:value-type="float" office:value="0.81" calcext:value-type="float">
            <text:p>0.8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lus vi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0.64" calcext:value-type="float">
            <text:p>0.6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la nuit sans se réveille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office:value-type="float" office:value="6.73" calcext:value-type="float">
            <text:p>6.7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retrouver l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23" calcext:value-type="float">
            <text:p>0.23</text:p>
          </table:table-cell>
          <table:table-cell office:value-type="float" office:value="2.35" calcext:value-type="float">
            <text:p>2.3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prendr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rofondé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trouver le sommeil rapid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23" calcext:value-type="float">
            <text:p>0.23</text:p>
          </table:table-cell>
          <table:table-cell office:value-type="float" office:value="1.76" calcext:value-type="float">
            <text:p>1.7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1.26" calcext:value-type="float">
            <text:p>1.2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sur le do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0.39" calcext:value-type="float">
            <text:p>0.39</text:p>
          </table:table-cell>
          <table:table-cell office:value-type="float" office:value="1.07" calcext:value-type="float">
            <text:p>1.0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facil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0.22" calcext:value-type="float">
            <text:p>0.22</text:p>
          </table:table-cell>
          <table:table-cell office:value-type="float" office:value="0.63" calcext:value-type="float">
            <text:p>0.6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0.19" calcext:value-type="float">
            <text:p>0.19</text:p>
          </table:table-cell>
          <table:table-cell office:value-type="float" office:value="1.18" calcext:value-type="float">
            <text:p>1.1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0.21" calcext:value-type="float">
            <text:p>0.21</text:p>
          </table:table-cell>
          <table:table-cell office:value-type="float" office:value="1.45" calcext:value-type="float">
            <text:p>1.4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encein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nseil 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1.62" calcext:value-type="float">
            <text:p>1.6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ne pas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dormir vi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.04" calcext:value-type="float">
            <text:p>1.0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lus longtemp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33" calcext:value-type="float">
            <text:p>0.33</text:p>
          </table:table-cell>
          <table:table-cell office:value-type="float" office:value="1.64" calcext:value-type="float">
            <text:p>1.6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mieux dormir la nui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reussir a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.22</text:p>
          </table:table-cell>
          <table:table-cell office:value-type="float" office:value="1.44" calcext:value-type="float">
            <text:p>1.4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améliorer son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9" calcext:value-type="float">
            <text:p>0.19</text:p>
          </table:table-cell>
          <table:table-cell office:value-type="float" office:value="2.3" calcext:value-type="float">
            <text:p>2.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nseils 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16" calcext:value-type="float">
            <text:p>0.16</text:p>
          </table:table-cell>
          <table:table-cell office:value-type="float" office:value="2.58" calcext:value-type="float">
            <text:p>2.5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nseil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1.04" calcext:value-type="float">
            <text:p>1.0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mieux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2.57" calcext:value-type="float">
            <text:p>2.5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trouver l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3.16" calcext:value-type="float">
            <text:p>3.1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to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39" calcext:value-type="float">
            <text:p>0.39</text:p>
          </table:table-cell>
          <table:table-cell office:value-type="float" office:value="0.93" calcext:value-type="float">
            <text:p>0.9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retrouver le sommeil naturell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2.61" calcext:value-type="float">
            <text:p>2.6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quand on arrive pas à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22" calcext:value-type="float">
            <text:p>0.22</text:p>
          </table:table-cell>
          <table:table-cell office:value-type="float" office:value="0.81" calcext:value-type="float">
            <text:p>0.8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ne pas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21" calcext:value-type="float">
            <text:p>0.21</text:p>
          </table:table-cell>
          <table:table-cell office:value-type="float" office:value="1.12" calcext:value-type="float">
            <text:p>1.1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vite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22" calcext:value-type="float">
            <text:p>0.22</text:p>
          </table:table-cell>
          <table:table-cell office:value-type="float" office:value="0.74" calcext:value-type="float">
            <text:p>0.7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longtemp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0.36" calcext:value-type="float">
            <text:p>0.36</text:p>
          </table:table-cell>
          <table:table-cell office:value-type="float" office:value="1.14" calcext:value-type="float">
            <text:p>1.1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24" calcext:value-type="float">
            <text:p>0.24</text:p>
          </table:table-cell>
          <table:table-cell office:value-type="float" office:value="1.48" calcext:value-type="float">
            <text:p>1.4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prendre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1.72" calcext:value-type="float">
            <text:p>1.7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retrouver le sommeil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0.29" calcext:value-type="float">
            <text:p>0.29</text:p>
          </table:table-cell>
          <table:table-cell office:value-type="float" office:value="3.37" calcext:value-type="float">
            <text:p>3.3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reussir a dormir vi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.79" calcext:value-type="float">
            <text:p>0.7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21" calcext:value-type="float">
            <text:p>0.21</text:p>
          </table:table-cell>
          <table:table-cell office:value-type="float" office:value="1.23" calcext:value-type="float">
            <text:p>1.2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sur le cot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48" calcext:value-type="float">
            <text:p>0.48</text:p>
          </table:table-cell>
          <table:table-cell office:value-type="float" office:value="1.35" calcext:value-type="float">
            <text:p>1.3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nseil pour mieux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.16</text:p>
          </table:table-cell>
          <table:table-cell office:value-type="float" office:value="2.65" calcext:value-type="float">
            <text:p>2.6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wikihow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wikihow</text:p>
          </table:table-cell>
        </table:table-row>
        <table:table-row table:style-name="ro2">
          <table:table-cell office:value-type="string" calcext:value-type="string">
            <text:p>comment bien dormir sur le do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0.06" calcext:value-type="float">
            <text:p>0.06</text:p>
          </table:table-cell>
          <table:table-cell office:value-type="float" office:value="2.05" calcext:value-type="float">
            <text:p>2.0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trouve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0.24" calcext:value-type="float">
            <text:p>0.24</text:p>
          </table:table-cell>
          <table:table-cell office:value-type="float" office:value="1.41" calcext:value-type="float">
            <text:p>1.4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oi prendre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1.83" calcext:value-type="float">
            <text:p>1.8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pour maigr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0.35" calcext:value-type="float">
            <text:p>0.35</text:p>
          </table:table-cell>
          <table:table-cell office:value-type="float" office:value="2.72" calcext:value-type="float">
            <text:p>2.7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office:value-type="float" office:value="0.18" calcext:value-type="float">
            <text:p>0.18</text:p>
          </table:table-cell>
          <table:table-cell office:value-type="float" office:value="4.99" calcext:value-type="float">
            <text:p>4.9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ne pas dormir sur le do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oi fai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0.22" calcext:value-type="float">
            <text:p>0.22</text:p>
          </table:table-cell>
          <table:table-cell office:value-type="float" office:value="1.97" calcext:value-type="float">
            <text:p>1.9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ne pas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.54</text:p>
          </table:table-cell>
          <table:table-cell office:value-type="float" office:value="2.76" calcext:value-type="float">
            <text:p>2.7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mieux viv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2.52" calcext:value-type="float">
            <text:p>2.52</text:p>
          </table:table-cell>
          <table:table-cell office:value-type="float" office:value="3.93" calcext:value-type="float">
            <text:p>3.9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insomnie que fai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oi faire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office:value-type="float" office:value="0.88" calcext:value-type="float">
            <text:p>0.8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0.73" calcext:value-type="float">
            <text:p>0.7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lus to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ne pas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sur le ven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truc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sur le do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16" calcext:value-type="float">
            <text:p>0.16</text:p>
          </table:table-cell>
          <table:table-cell office:value-type="float" office:value="1.86" calcext:value-type="float">
            <text:p>1.8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3.48" calcext:value-type="float">
            <text:p>3.4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ut il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0.32" calcext:value-type="float">
            <text:p>0.32</text:p>
          </table:table-cell>
          <table:table-cell office:value-type="float" office:value="2.12" calcext:value-type="float">
            <text:p>2.1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6" calcext:value-type="float">
            <text:p>0.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insomnie comment trouve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2.02" calcext:value-type="float">
            <text:p>2.0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bien dormir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0.22" calcext:value-type="float">
            <text:p>0.22</text:p>
          </table:table-cell>
          <table:table-cell office:value-type="float" office:value="1.27" calcext:value-type="float">
            <text:p>1.2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trouver sommeil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float" office:value="0.21" calcext:value-type="float">
            <text:p>0.21</text:p>
          </table:table-cell>
          <table:table-cell office:value-type="float" office:value="1.55" calcext:value-type="float">
            <text:p>1.5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dormir vi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0.21" calcext:value-type="float">
            <text:p>0.21</text:p>
          </table:table-cell>
          <table:table-cell office:value-type="float" office:value="1.44" calcext:value-type="float">
            <text:p>1.4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bien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l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0.19" calcext:value-type="float">
            <text:p>0.19</text:p>
          </table:table-cell>
          <table:table-cell office:value-type="float" office:value="3.27" calcext:value-type="float">
            <text:p>3.2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mieu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16" calcext:value-type="float">
            <text:p>0.16</text:p>
          </table:table-cell>
          <table:table-cell office:value-type="float" office:value="2.38" calcext:value-type="float">
            <text:p>2.3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trouve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21" calcext:value-type="float">
            <text:p>0.21</text:p>
          </table:table-cell>
          <table:table-cell office:value-type="float" office:value="1.69" calcext:value-type="float">
            <text:p>1.6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82" calcext:value-type="float">
            <text:p>0.8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trouver le sommeil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b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.16</text:p>
          </table:table-cell>
          <table:table-cell office:value-type="float" office:value="0.97" calcext:value-type="float">
            <text:p>0.9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conseil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.16</text:p>
          </table:table-cell>
          <table:table-cell office:value-type="float" office:value="1.09" calcext:value-type="float">
            <text:p>1.0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prendr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1.61" calcext:value-type="float">
            <text:p>1.6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pas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pas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retrouver s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2.37" calcext:value-type="float">
            <text:p>2.3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ass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bien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9" calcext:value-type="float">
            <text:p>0.19</text:p>
          </table:table-cell>
          <table:table-cell office:value-type="float" office:value="2.66" calcext:value-type="float">
            <text:p>2.6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truc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1.15" calcext:value-type="float">
            <text:p>1.1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sur le ven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sans médicament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5" calcext:value-type="float">
            <text:p>65</text:p>
          </table:table-cell>
          <table:table-cell office:value-type="float" office:value="0.34" calcext:value-type="float">
            <text:p>0.34</text:p>
          </table:table-cell>
          <table:table-cell office:value-type="float" office:value="5.63" calcext:value-type="float">
            <text:p>5.6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sommeil reparateur comment f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lus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21" calcext:value-type="float">
            <text:p>0.21</text:p>
          </table:table-cell>
          <table:table-cell office:value-type="float" office:value="0.71" calcext:value-type="float">
            <text:p>0.7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solution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.27" calcext:value-type="float">
            <text:p>1.2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lu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23" calcext:value-type="float">
            <text:p>0.23</text:p>
          </table:table-cell>
          <table:table-cell office:value-type="float" office:value="1.27" calcext:value-type="float">
            <text:p>1.2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oi prendr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2.01" calcext:value-type="float">
            <text:p>2.0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dormir profondé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63" calcext:value-type="float">
            <text:p>0.63</text:p>
          </table:table-cell>
          <table:table-cell office:value-type="float" office:value="3.5" calcext:value-type="float">
            <text:p>3.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trouver le sommeil faci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0.21" calcext:value-type="float">
            <text:p>0.21</text:p>
          </table:table-cell>
          <table:table-cell office:value-type="float" office:value="1.2" calcext:value-type="float">
            <text:p>1.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bien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21" calcext:value-type="float">
            <text:p>0.21</text:p>
          </table:table-cell>
          <table:table-cell office:value-type="float" office:value="3.55" calcext:value-type="float">
            <text:p>3.5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dormir vite et b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0.23" calcext:value-type="float">
            <text:p>0.23</text:p>
          </table:table-cell>
          <table:table-cell office:value-type="float" office:value="1.21" calcext:value-type="float">
            <text:p>1.2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oi fair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19" calcext:value-type="float">
            <text:p>0.19</text:p>
          </table:table-cell>
          <table:table-cell office:value-type="float" office:value="0.72" calcext:value-type="float">
            <text:p>0.7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vorise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0.17" calcext:value-type="float">
            <text:p>0.17</text:p>
          </table:table-cell>
          <table:table-cell office:value-type="float" office:value="1.75" calcext:value-type="float">
            <text:p>1.7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mieux dormir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27" calcext:value-type="float">
            <text:p>0.27</text:p>
          </table:table-cell>
          <table:table-cell office:value-type="float" office:value="2.32" calcext:value-type="float">
            <text:p>2.3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rapidement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ne plus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dormir par terre bon pour le do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trouver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15" calcext:value-type="float">
            <text:p>0.15</text:p>
          </table:table-cell>
          <table:table-cell office:value-type="float" office:value="1.83" calcext:value-type="float">
            <text:p>1.8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l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17" calcext:value-type="float">
            <text:p>0.17</text:p>
          </table:table-cell>
          <table:table-cell office:value-type="float" office:value="2.35" calcext:value-type="float">
            <text:p>2.3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sans se reveille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mieux dormir tete nor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0.38" calcext:value-type="float">
            <text:p>0.38</text:p>
          </table:table-cell>
          <table:table-cell office:value-type="float" office:value="2.26" calcext:value-type="float">
            <text:p>2.2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quand on arrive pas a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float" office:value="0.81" calcext:value-type="float">
            <text:p>0.8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ut il faire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1.03" calcext:value-type="float">
            <text:p>1.0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reussir a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0.24" calcext:value-type="float">
            <text:p>0.24</text:p>
          </table:table-cell>
          <table:table-cell office:value-type="float" office:value="3.01" calcext:value-type="float">
            <text:p>3.0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e plus vi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0.64" calcext:value-type="float">
            <text:p>0.6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oi faire pour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0.24" calcext:value-type="float">
            <text:p>0.24</text:p>
          </table:table-cell>
          <table:table-cell office:value-type="float" office:value="2.94" calcext:value-type="float">
            <text:p>2.9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ne plus dormir sur le ven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lus faci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17" calcext:value-type="float">
            <text:p>0.17</text:p>
          </table:table-cell>
          <table:table-cell office:value-type="float" office:value="0.95" calcext:value-type="float">
            <text:p>0.9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ne pas dormir d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aisib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abstraction du bruit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bien dormir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float" office:value="0.21" calcext:value-type="float">
            <text:p>0.21</text:p>
          </table:table-cell>
          <table:table-cell office:value-type="float" office:value="4.97" calcext:value-type="float">
            <text:p>4.9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quand on a pas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anicule comment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améliore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correc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0.18" calcext:value-type="float">
            <text:p>0.18</text:p>
          </table:table-cell>
          <table:table-cell office:value-type="float" office:value="1.16" calcext:value-type="float">
            <text:p>1.1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vite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à deu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dormir plus vi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15" calcext:value-type="float">
            <text:p>0.15</text:p>
          </table:table-cell>
          <table:table-cell office:value-type="float" office:value="0.51" calcext:value-type="float">
            <text:p>0.5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reussir a dormir sur le do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38" calcext:value-type="float">
            <text:p>0.38</text:p>
          </table:table-cell>
          <table:table-cell office:value-type="float" office:value="2.73" calcext:value-type="float">
            <text:p>2.7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a 8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facilement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vite l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office:value-type="float" office:value="0.56" calcext:value-type="float">
            <text:p>0.5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aide pou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1.34" calcext:value-type="float">
            <text:p>1.3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nseil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14" calcext:value-type="float">
            <text:p>0.14</text:p>
          </table:table-cell>
          <table:table-cell office:value-type="float" office:value="1.41" calcext:value-type="float">
            <text:p>1.4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tot et se reveiller to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dormir to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ne pas dormir sur le ven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améliorer la qualité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trouver s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17" calcext:value-type="float">
            <text:p>0.17</text:p>
          </table:table-cell>
          <table:table-cell office:value-type="float" office:value="1.86" calcext:value-type="float">
            <text:p>1.8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0.32" calcext:value-type="float">
            <text:p>0.32</text:p>
          </table:table-cell>
          <table:table-cell office:value-type="float" office:value="2.58" calcext:value-type="float">
            <text:p>2.5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tot l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e vite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méthode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float" office:value="0.16" calcext:value-type="float">
            <text:p>0.16</text:p>
          </table:table-cell>
          <table:table-cell office:value-type="float" office:value="2.6" calcext:value-type="float">
            <text:p>2.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aid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.17" calcext:value-type="float">
            <text:p>1.1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mieux dormir wikihow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wikihow</text:p>
          </table:table-cell>
        </table:table-row>
        <table:table-row table:style-name="ro2">
          <table:table-cell office:value-type="string" calcext:value-type="string">
            <text:p>insomnie comment fai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54" calcext:value-type="float">
            <text:p>0.54</text:p>
          </table:table-cell>
          <table:table-cell office:value-type="float" office:value="1.79" calcext:value-type="float">
            <text:p>1.7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assis dans son l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10 conseils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office:value-type="float" office:value="1.18" calcext:value-type="float">
            <text:p>1.1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reussir a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bien dormir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e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1.83" calcext:value-type="float">
            <text:p>1.8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dormir bien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traitement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1.42" calcext:value-type="float">
            <text:p>1.4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un b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2.45" calcext:value-type="float">
            <text:p>2.4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l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89" calcext:value-type="float">
            <text:p>0.8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lus profondé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21" calcext:value-type="float">
            <text:p>0.21</text:p>
          </table:table-cell>
          <table:table-cell office:value-type="float" office:value="1.53" calcext:value-type="float">
            <text:p>1.5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plus longtemps le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retrouve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quand on arrive pa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0.77" calcext:value-type="float">
            <text:p>0.7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améliorer son sommeil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16" calcext:value-type="float">
            <text:p>0.16</text:p>
          </table:table-cell>
          <table:table-cell office:value-type="float" office:value="1.3" calcext:value-type="float">
            <text:p>1.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en voitu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truc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il faut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e rapid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.63" calcext:value-type="float">
            <text:p>0.6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dormir plus longtemp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0.21" calcext:value-type="float">
            <text:p>0.21</text:p>
          </table:table-cell>
          <table:table-cell office:value-type="float" office:value="1.7" calcext:value-type="float">
            <text:p>1.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truc pour bien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a deu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bien dormir te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avec la canicu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mieux dormir l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0.24" calcext:value-type="float">
            <text:p>0.24</text:p>
          </table:table-cell>
          <table:table-cell office:value-type="float" office:value="1.18" calcext:value-type="float">
            <text:p>1.1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longtemps le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1.61" calcext:value-type="float">
            <text:p>1.6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aide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2.06" calcext:value-type="float">
            <text:p>2.0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sans se reveille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27" calcext:value-type="float">
            <text:p>0.27</text:p>
          </table:table-cell>
          <table:table-cell office:value-type="float" office:value="2.43" calcext:value-type="float">
            <text:p>2.4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as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dorm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0.22" calcext:value-type="float">
            <text:p>0.22</text:p>
          </table:table-cell>
          <table:table-cell office:value-type="float" office:value="3.3" calcext:value-type="float">
            <text:p>3.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trouver le sommeil sans somnif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prendre pour bien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1.09" calcext:value-type="float">
            <text:p>1.0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8 mois de grossesse comment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lit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e faire pour pas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sommeil comment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quoi faire pour dormir vi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en coup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en coup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ire pour ne pas dormir sur le do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enceinte comment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dormir com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serein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26" calcext:value-type="float">
            <text:p>0.26</text:p>
          </table:table-cell>
          <table:table-cell office:value-type="float" office:value="1.91" calcext:value-type="float">
            <text:p>1.9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vite et b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facilite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retrouver sommeil naturel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0.91" calcext:value-type="float">
            <text:p>0.91</text:p>
          </table:table-cell>
          <table:table-cell office:value-type="float" office:value="8.06" calcext:value-type="float">
            <text:p>8.06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4h par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pour une fi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nseil pour un b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24" calcext:value-type="float">
            <text:p>0.24</text:p>
          </table:table-cell>
          <table:table-cell office:value-type="float" office:value="2.82" calcext:value-type="float">
            <text:p>2.8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avec la canicu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pouvoi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0.24" calcext:value-type="float">
            <text:p>0.24</text:p>
          </table:table-cell>
          <table:table-cell office:value-type="float" office:value="0.92" calcext:value-type="float">
            <text:p>0.9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mieux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améliorer sa qualité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29" calcext:value-type="float">
            <text:p>0.29</text:p>
          </table:table-cell>
          <table:table-cell office:value-type="float" office:value="1.67" calcext:value-type="float">
            <text:p>1.6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traitement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canicu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bien dormir canicu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se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0.19" calcext:value-type="float">
            <text:p>0.19</text:p>
          </table:table-cell>
          <table:table-cell office:value-type="float" office:value="0.79" calcext:value-type="float">
            <text:p>0.7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efficac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21" calcext:value-type="float">
            <text:p>0.21</text:p>
          </table:table-cell>
          <table:table-cell office:value-type="float" office:value="1.18" calcext:value-type="float">
            <text:p>1.1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ne pas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pour bien dormir l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17" calcext:value-type="float">
            <text:p>0.17</text:p>
          </table:table-cell>
          <table:table-cell office:value-type="float" office:value="1.69" calcext:value-type="float">
            <text:p>1.6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dormir vit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reussir a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.67" calcext:value-type="float">
            <text:p>0.6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retrouver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22" calcext:value-type="float">
            <text:p>0.22</text:p>
          </table:table-cell>
          <table:table-cell office:value-type="float" office:value="2.77" calcext:value-type="float">
            <text:p>2.7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améliorer sa qualité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office:value-type="float" office:value="0.16" calcext:value-type="float">
            <text:p>0.16</text:p>
          </table:table-cell>
          <table:table-cell office:value-type="float" office:value="0.95" calcext:value-type="float">
            <text:p>0.95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  <table:table-row table:style-name="ro2">
          <table:table-cell office:value-type="string" calcext:value-type="string">
            <text:p>comment bien dormir sans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6" calcext:value-type="float">
            <text:p>0.16</text:p>
          </table:table-cell>
          <table:table-cell office:value-type="float" office:value="1.83" calcext:value-type="float">
            <text:p>1.8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/>
        </table:table-row>
      </table:table>
      <table:table table:name="insomnie 2 raw" table:style-name="ta1">
        <table:table-column table:style-name="co2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Keyword Stats 2021-07-27 at 22_56_5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Occasion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  <table:table-cell office:value-type="string" calcext:value-type="string">
            <text:p>Concept: Symptôme</text:p>
          </table:table-cell>
          <table:table-cell office:value-type="string" calcext:value-type="string">
            <text:p>Concept: Autres Marques</text:p>
          </table:table-cell>
          <table:table-cell office:value-type="string" calcext:value-type="string">
            <text:p>Concept: Population</text:p>
          </table:table-cell>
        </table:table-row>
        <table:table-row table:style-name="ro2">
          <table:table-cell office:value-type="string" calcext:value-type="string">
            <text:p>insomnie</text:p>
          </table:table-cell>
          <table:table-cell office:value-type="string" calcext:value-type="string">
            <text:p>EU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1.59" calcext:value-type="float">
            <text:p>1.59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hypnose pour dormir</text:p>
          </table:table-cell>
          <table:table-cell office:value-type="string" calcext:value-type="string">
            <text:p>EU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aque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85" calcext:value-type="float">
            <text:p>1.8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it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ébut grossesse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trouble d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  <table:table-cell office:value-type="float" office:value="0.75" calcext:value-type="float">
            <text:p>0.7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roniqu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23" calcext:value-type="float">
            <text:p>0.23</text:p>
          </table:table-cell>
          <table:table-cell office:value-type="float" office:value="0.76" calcext:value-type="float">
            <text:p>0.7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cein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ypnose pour dormir somnifè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ymptôm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1.01" calcext:value-type="float">
            <text:p>1.0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ypno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0.44" calcext:value-type="float">
            <text:p>0.44</text:p>
          </table:table-cell>
          <table:table-cell office:value-type="float" office:value="1.22" calcext:value-type="float">
            <text:p>1.2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22" calcext:value-type="float">
            <text:p>0.22</text:p>
          </table:table-cell>
          <table:table-cell office:value-type="float" office:value="0.86" calcext:value-type="float">
            <text:p>0.8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0.28" calcext:value-type="float">
            <text:p>0.28</text:p>
          </table:table-cell>
          <table:table-cell office:value-type="float" office:value="1.14" calcext:value-type="float">
            <text:p>1.1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tres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37" calcext:value-type="float">
            <text:p>0.37</text:p>
          </table:table-cell>
          <table:table-cell office:value-type="float" office:value="1.41" calcext:value-type="float">
            <text:p>1.4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fin de grosses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grosses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trouble du sommeil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leine lu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31" calcext:value-type="float">
            <text:p>0.31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aradoxa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femme encein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ypnose anti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2.18" calcext:value-type="float">
            <text:p>2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à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tina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matina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.73" calcext:value-type="float">
            <text:p>0.7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77" calcext:value-type="float">
            <text:p>0.7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nséquenc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évè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ine lun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9" calcext:value-type="float">
            <text:p>0.39</text:p>
          </table:table-cell>
          <table:table-cell office:value-type="float" office:value="0.63" calcext:value-type="float">
            <text:p>0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efficac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1.21" calcext:value-type="float">
            <text:p>1.2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somnifèr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24" calcext:value-type="float">
            <text:p>0.24</text:p>
          </table:table-cell>
          <table:table-cell office:value-type="float" office:value="1.39" calcext:value-type="float">
            <text:p>1.3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41" calcext:value-type="float">
            <text:p>0.41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92" calcext:value-type="float">
            <text:p>0.9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ota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un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eils nocturnes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5" calcext:value-type="float">
            <text:p>0.15</text:p>
          </table:table-cell>
          <table:table-cell office:value-type="float" office:value="0.69" calcext:value-type="float">
            <text:p>0.6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1er trimest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ébut grossesse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insomni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but de grosses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réveil précoc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cool e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cool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évère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82" calcext:value-type="float">
            <text:p>0.8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uit blanch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ine lune e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troubles digestif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8 moi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veil 4h du mati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4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h du mati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lcoo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xiét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grossesse 1 semai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lution rapi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22" calcext:value-type="float">
            <text:p>0.22</text:p>
          </table:table-cell>
          <table:table-cell office:value-type="float" office:value="0.9" calcext:value-type="float">
            <text:p>0.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soif la nui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but de grossesse e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début de grosses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dépress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endormiss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h du mati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4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7 moi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but grosses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chroniqu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 jours sans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string" calcext:value-type="string">
            <text:p>jour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reveil noctur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olesc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olescent</text:p>
          </table:table-cell>
        </table:table-row>
        <table:table-row table:style-name="ro2">
          <table:table-cell office:value-type="string" calcext:value-type="string">
            <text:p>somnifère naturel pour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ypnose somnifè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87" calcext:value-type="float">
            <text:p>2.8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petit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0.13" calcext:value-type="float">
            <text:p>0.13</text:p>
          </table:table-cell>
          <table:table-cell office:value-type="float" office:value="1.27" calcext:value-type="float">
            <text:p>1.2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trouble du sommeil trait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9ème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idiopath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ution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0.22" calcext:value-type="float">
            <text:p>0.22</text:p>
          </table:table-cell>
          <table:table-cell office:value-type="float" office:value="1.02" calcext:value-type="float">
            <text:p>1.0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ble sommeil ré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lution natur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1.45" calcext:value-type="float">
            <text:p>1.4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goi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ss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xiété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milieu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octur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float" office:value="1.63" calcext:value-type="float">
            <text:p>1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0.98" calcext:value-type="float">
            <text:p>0.9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éveil nocturne dé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in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uiles essentielle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2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du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25" calcext:value-type="float">
            <text:p>0.25</text:p>
          </table:table-cell>
          <table:table-cell office:value-type="float" office:value="0.48" calcext:value-type="float">
            <text:p>0.48</text:p>
          </table:table-cell>
          <table:table-cell table:number-columns-repeated="18"/>
          <table:table-cell office:value-type="string" calcext:value-type="string">
            <text:p>clinique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va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premi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3" calcext:value-type="float">
            <text:p>0.23</text:p>
          </table:table-cell>
          <table:table-cell office:value-type="float" office:value="0.93" calcext:value-type="float">
            <text:p>0.9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dé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tigu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nifère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femme encein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réveil nocturne natur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oméopathie troubl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5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totale mor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pression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.23" calcext:value-type="float">
            <text:p>1.2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nopau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1.03" calcext:value-type="float">
            <text:p>1.0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s sans prescrip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  <table:table-cell office:value-type="float" office:value="2.63" calcext:value-type="float">
            <text:p>2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it blanch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pression insomnie tota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insomnie 1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sport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l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mptôme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0.64" calcext:value-type="float">
            <text:p>0.6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tress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 de grosse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anxiété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so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b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1.03" calcext:value-type="float">
            <text:p>1.0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de maint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occasionn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jamin lubszynski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rêt de travail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a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43" calcext:value-type="float">
            <text:p>0.43</text:p>
          </table:table-cell>
          <table:table-cell office:value-type="float" office:value="1.08" calcext:value-type="float">
            <text:p>1.0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5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5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im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 somnifèr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olog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a cronic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attr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pleine l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olescen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</table:table-row>
        <table:table-row table:style-name="ro2">
          <table:table-cell office:value-type="string" calcext:value-type="string">
            <text:p>insomnie fin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emi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igne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33" calcext:value-type="float">
            <text:p>0.33</text:p>
          </table:table-cell>
          <table:table-cell office:value-type="float" office:value="1.1" calcext:value-type="float">
            <text:p>1.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otal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aleu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hypnos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59" calcext:value-type="float">
            <text:p>0.59</text:p>
          </table:table-cell>
          <table:table-cell office:value-type="float" office:value="3.04" calcext:value-type="float">
            <text:p>3.0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chaleur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tig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avant exam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0.56" calcext:value-type="float">
            <text:p>0.56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e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chronique traitement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a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dormiss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maux de tê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fficulté endormissement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naturel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0.49" calcext:value-type="float">
            <text:p>0.4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ans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transito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gra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incr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float" office:value="0.29" calcext:value-type="float">
            <text:p>0.29</text:p>
          </table:table-cell>
          <table:table-cell office:value-type="float" office:value="1.25" calcext:value-type="float">
            <text:p>1.2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1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3è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1er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dérèglement hormon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.32" calcext:value-type="float">
            <text:p>1.32</text:p>
          </table:table-cell>
          <table:table-cell office:value-type="float" office:value="3.83" calcext:value-type="float">
            <text:p>3.8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assag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1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grossess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judith g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enfan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infanti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a repeti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nature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faire un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e 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insomnie 1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 sév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a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0.28" calcext:value-type="float">
            <text:p>0.28</text:p>
          </table:table-cell>
          <table:table-cell office:value-type="float" office:value="1.41" calcext:value-type="float">
            <text:p>1.4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éveil matinal préco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matina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pour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pensées envahissant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ai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imanch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réveil nocturne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tress trava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ble du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spor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èdes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insomni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lcoo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ubjecti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 début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gro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léger sans accoutum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udai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fin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axatio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olescen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1.21" calcext:value-type="float">
            <text:p>1.2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</table:table-row>
        <table:table-row table:style-name="ro2">
          <table:table-cell office:value-type="string" calcext:value-type="string">
            <text:p>meilleur somnife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96" calcext:value-type="float">
            <text:p>0.9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prise de poid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illeur somnife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nifere naturel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45" calcext:value-type="float">
            <text:p>0.45</text:p>
          </table:table-cell>
          <table:table-cell office:value-type="float" office:value="1.63" calcext:value-type="float">
            <text:p>1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remed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emier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ille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grossess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63" calcext:value-type="float">
            <text:p>0.63</text:p>
          </table:table-cell>
          <table:table-cell office:value-type="float" office:value="1.2" calcext:value-type="float">
            <text:p>1.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hormo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ormir 2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2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2è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rret de trava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ypnose pou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52" calcext:value-type="float">
            <text:p>0.52</text:p>
          </table:table-cell>
          <table:table-cell office:value-type="float" office:value="1.53" calcext:value-type="float">
            <text:p>1.5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ans rai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roniqu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somnifères les plus efficac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ll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ymbol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tress angoi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, 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iter les reveils nocturn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vail le lendema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histaminiq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por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n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pleine lun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nséquences psychologiqu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fata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ne insomnia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e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à 4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4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rnier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em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out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ble du sommeil enfa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à 3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huiles essentiel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petiti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attre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</table:table-row>
        <table:table-row table:style-name="ro2">
          <table:table-cell office:value-type="string" calcext:value-type="string">
            <text:p>insomnie risqu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milieu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trava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troubl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curr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but grosses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érédit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ymptômes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édatif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 de grosses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insomnie 3e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enfant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remedes insomni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22" calcext:value-type="float">
            <text:p>0.22</text:p>
          </table:table-cell>
          <table:table-cell office:value-type="float" office:value="1.09" calcext:value-type="float">
            <text:p>1.0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16" calcext:value-type="float">
            <text:p>0.16</text:p>
          </table:table-cell>
          <table:table-cell office:value-type="float" office:value="0.91" calcext:value-type="float">
            <text:p>0.9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et de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chaleur corpor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ménopau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.82" calcext:value-type="float">
            <text:p>0.8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m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office:value-type="float" office:value="1.03" calcext:value-type="float">
            <text:p>1.0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a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dimanch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6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lot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mir sans somnifèr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auchema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pirituali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mèdes naturels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veil préco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7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1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em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tidepresseur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iges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4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uit enti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nausé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née du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ér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uiles essentiel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l somnifè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e ren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 heures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de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érapie cognitive et comportementa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sueur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mal de tê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uici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n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l somnifère prend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42" calcext:value-type="float">
            <text:p>0.42</text:p>
          </table:table-cell>
          <table:table-cell office:value-type="float" office:value="0.71" calcext:value-type="float">
            <text:p>0.7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et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ise de poid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ebe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hypnose pour dormir somnifère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et grossesse 1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ost accouch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b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em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emier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ndre des somnifères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itement homéopath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77" calcext:value-type="float">
            <text:p>0.7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cription somnif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s léger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1.22" calcext:value-type="float">
            <text:p>1.2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thérapie cognitivo comportementa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office:value-type="float" office:value="1.59" calcext:value-type="float">
            <text:p>1.5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vail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pressio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atur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née du sommeil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rapie cognitiv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9" calcext:value-type="float">
            <text:p>1.2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xtrinsè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nfant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.69" calcext:value-type="float">
            <text:p>1.6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thérapi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ueur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goisse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de naturell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.21" calcext:value-type="float">
            <text:p>1.2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début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veils nocturn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 heures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4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de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et spor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ution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9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3h30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vail de nuit et insomnie le week e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équences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but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i cauze si remedii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mme enceint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8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trava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et vertig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et apné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 insomnia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sm 5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hypno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adoxa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0.35" calcext:value-type="float">
            <text:p>0.35</text:p>
          </table:table-cell>
          <table:table-cell office:value-type="float" office:value="1.69" calcext:value-type="float">
            <text:p>1.6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cerveau ébulli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2e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float" office:value="0.29" calcext:value-type="float">
            <text:p>0.29</text:p>
          </table:table-cell>
          <table:table-cell office:value-type="float" office:value="0.94" calcext:value-type="float">
            <text:p>0.9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de pour dorm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.61</text:p>
          </table:table-cell>
          <table:table-cell office:value-type="float" office:value="1.42" calcext:value-type="float">
            <text:p>1.4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bebe 1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de rev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éopathie boir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3"/>
          <table:table-cell office:value-type="string" calcext:value-type="string">
            <text:p>boiron</text:p>
          </table:table-cell>
          <table:table-cell/>
        </table:table-row>
        <table:table-row table:style-name="ro2">
          <table:table-cell office:value-type="string" calcext:value-type="string">
            <text:p>insomnie post opérato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édiatr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quel somnifere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55" calcext:value-type="float">
            <text:p>0.55</text:p>
          </table:table-cell>
          <table:table-cell office:value-type="float" office:value="3.11" calcext:value-type="float">
            <text:p>3.1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</table:table-row>
        <table:table-row table:style-name="ro2">
          <table:table-cell office:value-type="string" calcext:value-type="string">
            <text:p>antibiotiqu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table:number-columns-repeated="18"/>
          <table:table-cell office:value-type="string" calcext:value-type="string">
            <text:p>clinique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au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reveil 3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urel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0.94" calcext:value-type="float">
            <text:p>0.9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xiété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, 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pnose somnif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joyeuse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3 jours avant pleine l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jour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emme enceint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vertig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eils nocturnes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cerveau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3h a 5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3h, 5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à répéti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insomnie et dé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enceinte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aim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tihistami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8eme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efficac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igner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.4</text:p>
          </table:table-cell>
          <table:table-cell office:value-type="float" office:value="1.46" calcext:value-type="float">
            <text:p>1.4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</table:table-row>
        <table:table-row table:style-name="ro2">
          <table:table-cell office:value-type="string" calcext:value-type="string">
            <text:p>somnifère prescrip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l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eure de rev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ret de trava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2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reveil nocturne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u milieu d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3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mple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cauchemar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1.42" calcext:value-type="float">
            <text:p>1.4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iter reveils nocturn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ccouch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naturel effica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pour dorm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debu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à 2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2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mboliq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érapie comportementale et cognitiv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mnif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trouble du sommeil specialis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eme avec somnif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guli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en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vomiss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li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clinique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ux de ven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ménopause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veil en plein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1er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erman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incre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22" calcext:value-type="float">
            <text:p>0.22</text:p>
          </table:table-cell>
          <table:table-cell office:value-type="float" office:value="0.98" calcext:value-type="float">
            <text:p>0.9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liment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nspir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liment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xiété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, 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adryl encein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up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vid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vidal</text:p>
          </table:table-cell>
          <table:table-cell/>
        </table:table-row>
        <table:table-row table:style-name="ro2">
          <table:table-cell office:value-type="string" calcext:value-type="string">
            <text:p>insomnie à 3 heures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et insomni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ble du sommeil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54" calcext:value-type="float">
            <text:p>0.54</text:p>
          </table:table-cell>
          <table:table-cell office:value-type="float" office:value="1.67" calcext:value-type="float">
            <text:p>1.6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i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uxièm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somnifere pour dormir tout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0.27" calcext:value-type="float">
            <text:p>0.27</text:p>
          </table:table-cell>
          <table:table-cell office:value-type="float" office:value="1.61" calcext:value-type="float">
            <text:p>1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totherapi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pour insomnie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39" calcext:value-type="float">
            <text:p>0.39</text:p>
          </table:table-cell>
          <table:table-cell office:value-type="float" office:value="0.67" calcext:value-type="float">
            <text:p>0.6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h30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 fin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troisiem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erve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analy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pour dormir profon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ebe 11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somnifer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33" calcext:value-type="float">
            <text:p>0.33</text:p>
          </table:table-cell>
          <table:table-cell office:value-type="float" office:value="1.17" calcext:value-type="float">
            <text:p>1.1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insomnie fin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aidez moi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le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29" calcext:value-type="float">
            <text:p>0.29</text:p>
          </table:table-cell>
          <table:table-cell office:value-type="float" office:value="0.86" calcext:value-type="float">
            <text:p>0.8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meilleurs medicaments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1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de reb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ilieu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ca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ca</text:p>
          </table:table-cell>
          <table:table-cell/>
        </table:table-row>
        <table:table-row table:style-name="ro2">
          <table:table-cell office:value-type="string" calcext:value-type="string">
            <text:p>insomnie en plein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uphyto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1.13" calcext:value-type="float">
            <text:p>1.13</text:p>
          </table:table-cell>
          <table:table-cell office:value-type="float" office:value="1.38" calcext:value-type="float">
            <text:p>1.3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ux de tête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, 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nifère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s en vente lib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1.24" calcext:value-type="float">
            <text:p>1.2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ort et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insomnie premi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ngoi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et ten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reveils nocturn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urdou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75" calcext:value-type="float">
            <text:p>0.75</text:p>
          </table:table-cell>
          <table:table-cell office:value-type="float" office:value="1.31" calcext:value-type="float">
            <text:p>1.3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homéopathiq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homme</text:p>
          </table:table-cell>
        </table:table-row>
        <table:table-row table:style-name="ro2">
          <table:table-cell office:value-type="string" calcext:value-type="string">
            <text:p>insomnie intermitt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m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faim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jour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emb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genda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lun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ite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requ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.16</text:p>
          </table:table-cell>
          <table:table-cell office:value-type="float" office:value="0.47" calcext:value-type="float">
            <text:p>0.4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xcit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eure orga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aradoxale symptôm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d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tc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insomnie 3e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4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canicu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nopause angoi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e personne insomnia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ll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premiere semain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jour au lendema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string" calcext:value-type="string">
            <text:p>jour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r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onctu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5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5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maintien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umeur cerveau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pour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l de do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veille exam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linique modéré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clinique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nge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doué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yp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i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8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enfant 9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joye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etit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stress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iles essentielles insomni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allucin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osomat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insomnie début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bebe 5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urbatur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heu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sans accoutumanc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cool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be insomniaqu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1.03" calcext:value-type="float">
            <text:p>1.0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reb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aitement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h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le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somnif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enet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érapi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 mois de grosse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pné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rnier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trouble du sommeil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e au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érapie comportementa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ceinte 4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xplic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is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4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maman all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2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huiles essentielles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veil 3h30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veil milieu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 heures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</table:table-row>
        <table:table-row table:style-name="ro2">
          <table:table-cell office:value-type="string" calcext:value-type="string">
            <text:p>insomnie bébé 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du sujet âgé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xtre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</table:table>
      <table:table table:name="insomnie raw" table:style-name="ta1">
        <table:table-column table:style-name="co2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Keyword Stats 2021-07-27 at 23_03_0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Occasion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  <table:table-cell office:value-type="string" calcext:value-type="string">
            <text:p>Concept: Symptôme</text:p>
          </table:table-cell>
          <table:table-cell office:value-type="string" calcext:value-type="string">
            <text:p>Concept: Autres Marques</text:p>
          </table:table-cell>
          <table:table-cell office:value-type="string" calcext:value-type="string">
            <text:p>Concept: Population</text:p>
          </table:table-cell>
        </table:table-row>
        <table:table-row table:style-name="ro2">
          <table:table-cell office:value-type="string" calcext:value-type="string">
            <text:p>insomnie</text:p>
          </table:table-cell>
          <table:table-cell office:value-type="string" calcext:value-type="string">
            <text:p>EU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1.59" calcext:value-type="float">
            <text:p>1.59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hypnose pour dormir</text:p>
          </table:table-cell>
          <table:table-cell office:value-type="string" calcext:value-type="string">
            <text:p>EU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aque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85" calcext:value-type="float">
            <text:p>1.8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it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ébut grossesse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trouble d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  <table:table-cell office:value-type="float" office:value="0.75" calcext:value-type="float">
            <text:p>0.7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roniqu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23" calcext:value-type="float">
            <text:p>0.23</text:p>
          </table:table-cell>
          <table:table-cell office:value-type="float" office:value="0.76" calcext:value-type="float">
            <text:p>0.7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cein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ypnose pour dormir somnifè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ymptôm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1.01" calcext:value-type="float">
            <text:p>1.0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ypno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0.44" calcext:value-type="float">
            <text:p>0.44</text:p>
          </table:table-cell>
          <table:table-cell office:value-type="float" office:value="1.22" calcext:value-type="float">
            <text:p>1.2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22" calcext:value-type="float">
            <text:p>0.22</text:p>
          </table:table-cell>
          <table:table-cell office:value-type="float" office:value="0.86" calcext:value-type="float">
            <text:p>0.8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0.28" calcext:value-type="float">
            <text:p>0.28</text:p>
          </table:table-cell>
          <table:table-cell office:value-type="float" office:value="1.14" calcext:value-type="float">
            <text:p>1.1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tres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37" calcext:value-type="float">
            <text:p>0.37</text:p>
          </table:table-cell>
          <table:table-cell office:value-type="float" office:value="1.41" calcext:value-type="float">
            <text:p>1.4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fin de grosses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grosses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trouble du sommeil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leine lu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31" calcext:value-type="float">
            <text:p>0.31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aradoxa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femme encein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ypnose anti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2.18" calcext:value-type="float">
            <text:p>2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à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tina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matina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.73" calcext:value-type="float">
            <text:p>0.7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77" calcext:value-type="float">
            <text:p>0.7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nséquenc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évè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ine lun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9" calcext:value-type="float">
            <text:p>0.39</text:p>
          </table:table-cell>
          <table:table-cell office:value-type="float" office:value="0.63" calcext:value-type="float">
            <text:p>0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efficac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1.21" calcext:value-type="float">
            <text:p>1.2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somnifèr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24" calcext:value-type="float">
            <text:p>0.24</text:p>
          </table:table-cell>
          <table:table-cell office:value-type="float" office:value="1.39" calcext:value-type="float">
            <text:p>1.3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41" calcext:value-type="float">
            <text:p>0.41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92" calcext:value-type="float">
            <text:p>0.9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ota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un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eils nocturnes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5" calcext:value-type="float">
            <text:p>0.15</text:p>
          </table:table-cell>
          <table:table-cell office:value-type="float" office:value="0.69" calcext:value-type="float">
            <text:p>0.6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1er trimest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ébut grossesse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insomni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but de grosses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réveil précoc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cool e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cool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évère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82" calcext:value-type="float">
            <text:p>0.8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uit blanch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ine lune e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troubles digestif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8 moi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veil 4h du mati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4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h du mati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lcoo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xiét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grossesse 1 semai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lution rapi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22" calcext:value-type="float">
            <text:p>0.22</text:p>
          </table:table-cell>
          <table:table-cell office:value-type="float" office:value="0.9" calcext:value-type="float">
            <text:p>0.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soif la nui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but de grossesse et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début de grosses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dépress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endormiss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h du mati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4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7 moi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but grosses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chroniqu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 jours sans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string" calcext:value-type="string">
            <text:p>jour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reveil noctur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olesc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olescent</text:p>
          </table:table-cell>
        </table:table-row>
        <table:table-row table:style-name="ro2">
          <table:table-cell office:value-type="string" calcext:value-type="string">
            <text:p>somnifère naturel pour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ypnose somnifè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87" calcext:value-type="float">
            <text:p>2.8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petit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0.13" calcext:value-type="float">
            <text:p>0.13</text:p>
          </table:table-cell>
          <table:table-cell office:value-type="float" office:value="1.27" calcext:value-type="float">
            <text:p>1.2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trouble du sommeil trait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9ème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idiopath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ution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0.22" calcext:value-type="float">
            <text:p>0.22</text:p>
          </table:table-cell>
          <table:table-cell office:value-type="float" office:value="1.02" calcext:value-type="float">
            <text:p>1.0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ble sommeil ré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lution natur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1.45" calcext:value-type="float">
            <text:p>1.4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goi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ss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xiété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milieu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octurn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float" office:value="1.63" calcext:value-type="float">
            <text:p>1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0.98" calcext:value-type="float">
            <text:p>0.9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éveil nocturne dé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in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uiles essentielle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2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du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25" calcext:value-type="float">
            <text:p>0.25</text:p>
          </table:table-cell>
          <table:table-cell office:value-type="float" office:value="0.48" calcext:value-type="float">
            <text:p>0.48</text:p>
          </table:table-cell>
          <table:table-cell table:number-columns-repeated="18"/>
          <table:table-cell office:value-type="string" calcext:value-type="string">
            <text:p>clinique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va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premi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3" calcext:value-type="float">
            <text:p>0.23</text:p>
          </table:table-cell>
          <table:table-cell office:value-type="float" office:value="0.93" calcext:value-type="float">
            <text:p>0.9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dé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tigu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nifère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femme encein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réveil nocturne natur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homéopathie troubl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5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totale mor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pression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.23" calcext:value-type="float">
            <text:p>1.2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nopaus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1.03" calcext:value-type="float">
            <text:p>1.0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s sans prescrip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  <table:table-cell office:value-type="float" office:value="2.63" calcext:value-type="float">
            <text:p>2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it blanch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pression insomnie tota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insomnie 1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sport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l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mptômes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0.64" calcext:value-type="float">
            <text:p>0.6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tress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 de grosse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anxiété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so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b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1.03" calcext:value-type="float">
            <text:p>1.0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de maint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occasionn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jamin lubszynski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rêt de travail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a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43" calcext:value-type="float">
            <text:p>0.43</text:p>
          </table:table-cell>
          <table:table-cell office:value-type="float" office:value="1.08" calcext:value-type="float">
            <text:p>1.0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5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5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im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 somnifèr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olog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a cronic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attr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pleine l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olescent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</table:table-row>
        <table:table-row table:style-name="ro2">
          <table:table-cell office:value-type="string" calcext:value-type="string">
            <text:p>insomnie fin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emi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igne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33" calcext:value-type="float">
            <text:p>0.33</text:p>
          </table:table-cell>
          <table:table-cell office:value-type="float" office:value="1.1" calcext:value-type="float">
            <text:p>1.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otal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aleu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hypnos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59" calcext:value-type="float">
            <text:p>0.59</text:p>
          </table:table-cell>
          <table:table-cell office:value-type="float" office:value="3.04" calcext:value-type="float">
            <text:p>3.0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chaleur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tig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avant exam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0.56" calcext:value-type="float">
            <text:p>0.56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e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chronique traitement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a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dormiss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maux de tê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fficulté endormissement homéopath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naturel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0.49" calcext:value-type="float">
            <text:p>0.4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ans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transito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gra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incr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float" office:value="0.29" calcext:value-type="float">
            <text:p>0.29</text:p>
          </table:table-cell>
          <table:table-cell office:value-type="float" office:value="1.25" calcext:value-type="float">
            <text:p>1.2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1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3è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1er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dérèglement hormon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.32" calcext:value-type="float">
            <text:p>1.32</text:p>
          </table:table-cell>
          <table:table-cell office:value-type="float" office:value="3.83" calcext:value-type="float">
            <text:p>3.8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assag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1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grossess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judith g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enfan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infanti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a repeti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nature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81" calcext:value-type="float">
            <text:p>0.8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faire un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e 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insomnie 1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 sév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a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0.28" calcext:value-type="float">
            <text:p>0.28</text:p>
          </table:table-cell>
          <table:table-cell office:value-type="float" office:value="1.41" calcext:value-type="float">
            <text:p>1.4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éveil matinal préco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matina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pour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pensées envahissant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ai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imanch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réveil nocturne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tress trava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ble du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spor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èdes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1.18" calcext:value-type="float">
            <text:p>1.1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insomni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lcoo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ubjecti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 début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gro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léger sans accoutum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udai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fin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axatio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olescen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1.21" calcext:value-type="float">
            <text:p>1.2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</table:table-row>
        <table:table-row table:style-name="ro2">
          <table:table-cell office:value-type="string" calcext:value-type="string">
            <text:p>meilleur somnife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96" calcext:value-type="float">
            <text:p>0.9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prise de poid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illeur somnife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nifere naturel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45" calcext:value-type="float">
            <text:p>0.45</text:p>
          </table:table-cell>
          <table:table-cell office:value-type="float" office:value="1.63" calcext:value-type="float">
            <text:p>1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remed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emier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ille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grossess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63" calcext:value-type="float">
            <text:p>0.63</text:p>
          </table:table-cell>
          <table:table-cell office:value-type="float" office:value="1.2" calcext:value-type="float">
            <text:p>1.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hormo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ormir 2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2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2è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rret de trava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ypnose pour 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52" calcext:value-type="float">
            <text:p>0.52</text:p>
          </table:table-cell>
          <table:table-cell office:value-type="float" office:value="1.53" calcext:value-type="float">
            <text:p>1.5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ans rai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hroniqu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somnifères les plus efficac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ll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ymbol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ois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tress angoi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, 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iter les reveils nocturn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vail le lendema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histaminiq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por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n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pleine lun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nséquences psychologiqu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fata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ne insomnia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e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à 4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4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insomni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rnier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em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out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ble du sommeil enfa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à 3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huiles essentiel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petitiv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attre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, adolescent</text:p>
          </table:table-cell>
        </table:table-row>
        <table:table-row table:style-name="ro2">
          <table:table-cell office:value-type="string" calcext:value-type="string">
            <text:p>insomnie risqu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milieu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trava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trouble du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curr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but grosses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érédit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ymptômes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édatif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 de grossess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insomnie 3e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enfant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remedes insomni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22" calcext:value-type="float">
            <text:p>0.22</text:p>
          </table:table-cell>
          <table:table-cell office:value-type="float" office:value="1.09" calcext:value-type="float">
            <text:p>1.0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16" calcext:value-type="float">
            <text:p>0.16</text:p>
          </table:table-cell>
          <table:table-cell office:value-type="float" office:value="0.91" calcext:value-type="float">
            <text:p>0.9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et de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chaleur corpor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ménopaus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.82" calcext:value-type="float">
            <text:p>0.8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m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office:value-type="float" office:value="1.03" calcext:value-type="float">
            <text:p>1.0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a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éopathi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dimanche so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6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lot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mir sans somnifèr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auchema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pirituali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mèdes naturels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veil préco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7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1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em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tidepresseur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iges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4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uit enti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nausé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née du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ér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uiles essentiel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l somnifè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e ren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 heures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de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érapie cognitive et comportementa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sueur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mal de tê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suici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n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l somnifère prendr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42" calcext:value-type="float">
            <text:p>0.42</text:p>
          </table:table-cell>
          <table:table-cell office:value-type="float" office:value="0.71" calcext:value-type="float">
            <text:p>0.7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iculté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et troubles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ise de poid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ebe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hypnose pour dormir somnifère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et grossesse 1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ost accouch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b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em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remier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ndre des somnifères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itement homéopath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77" calcext:value-type="float">
            <text:p>0.7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cription somnif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s léger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1.22" calcext:value-type="float">
            <text:p>1.2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thérapie cognitivo comportementa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e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office:value-type="float" office:value="1.59" calcext:value-type="float">
            <text:p>1.5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vail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pressio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atur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née du sommeil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rapie cognitiv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9" calcext:value-type="float">
            <text:p>1.2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ologu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xtrinsè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nfant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.69" calcext:value-type="float">
            <text:p>1.6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thérapi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ueur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goisse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de naturell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.21" calcext:value-type="float">
            <text:p>1.2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début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veils nocturn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 heures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4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debu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et spor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ution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9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3h30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vail de nuit et insomnie le week e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équences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but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i cauze si remedii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mme enceint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8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trava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et vertig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et apné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 insomnia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sm 5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hypno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adoxa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nourris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0.35" calcext:value-type="float">
            <text:p>0.35</text:p>
          </table:table-cell>
          <table:table-cell office:value-type="float" office:value="1.69" calcext:value-type="float">
            <text:p>1.6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cerveau ébulli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2e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d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float" office:value="0.29" calcext:value-type="float">
            <text:p>0.29</text:p>
          </table:table-cell>
          <table:table-cell office:value-type="float" office:value="0.94" calcext:value-type="float">
            <text:p>0.9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de pour dorm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.61</text:p>
          </table:table-cell>
          <table:table-cell office:value-type="float" office:value="1.42" calcext:value-type="float">
            <text:p>1.4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bebe 1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de rev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éopathie boir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3"/>
          <table:table-cell office:value-type="string" calcext:value-type="string">
            <text:p>boiron</text:p>
          </table:table-cell>
          <table:table-cell/>
        </table:table-row>
        <table:table-row table:style-name="ro2">
          <table:table-cell office:value-type="string" calcext:value-type="string">
            <text:p>insomnie post opérato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édiatr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quel somnifere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55" calcext:value-type="float">
            <text:p>0.55</text:p>
          </table:table-cell>
          <table:table-cell office:value-type="float" office:value="3.11" calcext:value-type="float">
            <text:p>3.1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</table:table-row>
        <table:table-row table:style-name="ro2">
          <table:table-cell office:value-type="string" calcext:value-type="string">
            <text:p>antibiotique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table:number-columns-repeated="18"/>
          <table:table-cell office:value-type="string" calcext:value-type="string">
            <text:p>clinique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au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reveil 3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urel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0.94" calcext:value-type="float">
            <text:p>0.9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xiété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, 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pnose somnif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joyeuse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3 jours avant pleine l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jour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emme enceint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vertig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eils nocturnes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cerveau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3h a 5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3h, 5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s à répéti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insomnie et dé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enceinte 7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aim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ntihistami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8eme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efficace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igner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.4</text:p>
          </table:table-cell>
          <table:table-cell office:value-type="float" office:value="1.46" calcext:value-type="float">
            <text:p>1.4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</table:table-row>
        <table:table-row table:style-name="ro2">
          <table:table-cell office:value-type="string" calcext:value-type="string">
            <text:p>somnifère prescrip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lu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eure de rev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ret de trava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2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reveil nocturne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u milieu d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3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3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mple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cauchemar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1.42" calcext:value-type="float">
            <text:p>1.4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iter reveils nocturn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ccouch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naturel effica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pour dormi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rossesse debu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debut</text:p>
          </table:table-cell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à 2h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2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mboliq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érapie comportementale et cognitiv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mnif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trouble du sommeil specialis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eme avec somnif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guli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en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vomiss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li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clinique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ux de ven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ménopause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veil en plein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1er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erman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incre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22" calcext:value-type="float">
            <text:p>0.22</text:p>
          </table:table-cell>
          <table:table-cell office:value-type="float" office:value="0.98" calcext:value-type="float">
            <text:p>0.9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liment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anspir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liment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xiété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, 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adryl encein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up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vid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vidal</text:p>
          </table:table-cell>
          <table:table-cell/>
        </table:table-row>
        <table:table-row table:style-name="ro2">
          <table:table-cell office:value-type="string" calcext:value-type="string">
            <text:p>insomnie à 3 heures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ss et insomnie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uble du sommeil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54" calcext:value-type="float">
            <text:p>0.54</text:p>
          </table:table-cell>
          <table:table-cell office:value-type="float" office:value="1.67" calcext:value-type="float">
            <text:p>1.6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i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uxièm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somnifere pour dormir toute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0.27" calcext:value-type="float">
            <text:p>0.27</text:p>
          </table:table-cell>
          <table:table-cell office:value-type="float" office:value="1.61" calcext:value-type="float">
            <text:p>1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totherapi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pour insomnie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39" calcext:value-type="float">
            <text:p>0.39</text:p>
          </table:table-cell>
          <table:table-cell office:value-type="float" office:value="0.67" calcext:value-type="float">
            <text:p>0.6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4h30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 fin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troisieme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nerve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analy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 pour dormir profon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ebe 11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somnifer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insomni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33" calcext:value-type="float">
            <text:p>0.33</text:p>
          </table:table-cell>
          <table:table-cell office:value-type="float" office:value="1.17" calcext:value-type="float">
            <text:p>1.1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insomnie fin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aidez moi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le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29" calcext:value-type="float">
            <text:p>0.29</text:p>
          </table:table-cell>
          <table:table-cell office:value-type="float" office:value="0.86" calcext:value-type="float">
            <text:p>0.8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meilleurs medicaments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1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de reb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ilieu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ca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ca</text:p>
          </table:table-cell>
          <table:table-cell/>
        </table:table-row>
        <table:table-row table:style-name="ro2">
          <table:table-cell office:value-type="string" calcext:value-type="string">
            <text:p>insomnie en plein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uphyto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1.13" calcext:value-type="float">
            <text:p>1.13</text:p>
          </table:table-cell>
          <table:table-cell office:value-type="float" office:value="1.38" calcext:value-type="float">
            <text:p>1.3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ux de tête fatig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, fati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nifère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ères en vente lib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1.24" calcext:value-type="float">
            <text:p>1.2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ort et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insomnie premier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ngoi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et ten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reveils nocturn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surdou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bleme de sommeil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75" calcext:value-type="float">
            <text:p>0.75</text:p>
          </table:table-cell>
          <table:table-cell office:value-type="float" office:value="1.31" calcext:value-type="float">
            <text:p>1.3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ment homéopathiqu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om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homme</text:p>
          </table:table-cell>
        </table:table-row>
        <table:table-row table:style-name="ro2">
          <table:table-cell office:value-type="string" calcext:value-type="string">
            <text:p>insomnie intermitt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m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faim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string" calcext:value-type="string">
            <text:p>jour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remb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genda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lun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ite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freque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0.16" calcext:value-type="float">
            <text:p>0.16</text:p>
          </table:table-cell>
          <table:table-cell office:value-type="float" office:value="0.47" calcext:value-type="float">
            <text:p>0.4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xcit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eure orga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aradoxale symptôm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d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tc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insomnie 3eme trimest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4 mois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8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canicu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nopause angoi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ngo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e personne insomnia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t all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femme encei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premiere semain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 jour au lendema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string" calcext:value-type="string">
            <text:p>jour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er les insomni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onctu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5h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5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 maintien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tumeur cerveau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pnose pour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l de do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veille exam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linique modéré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clinique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mange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doué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yp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i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8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enfant 9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joye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etit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meil stress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iles essentielles insomnie seve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hallucin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psychosomat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insomnie début d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bebe 5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courbatur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doul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omnie heu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nifere sans accoutumanc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cool et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alcool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be insomniaqu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1.03" calcext:value-type="float">
            <text:p>1.0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reb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aitement 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het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le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einte troubl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ossesse et somnifè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genet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érapi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 mois de grosses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pné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ernier trimestre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, trimestre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trouble du sommeil chron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due au stres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st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érapie comportemental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ceinte 4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xplica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ist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nfant 4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maman all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ouble du sommeil et grosses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femme enceinte</text:p>
          </table:table-cell>
        </table:table-row>
        <table:table-row table:style-name="ro2">
          <table:table-cell office:value-type="string" calcext:value-type="string">
            <text:p>insomni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bébé 20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huiles essentielles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eveil 3h30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3h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réveil milieu de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2 heures du mat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adulte</text:p>
          </table:table-cell>
        </table:table-row>
        <table:table-row table:style-name="ro2">
          <table:table-cell office:value-type="string" calcext:value-type="string">
            <text:p>insomnie bébé 6 mo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table:number-columns-repeated="19"/>
          <table:table-cell office:value-type="string" calcext:value-type="string">
            <text:p>mois</text:p>
          </table:table-cell>
          <table:table-cell/>
          <table:table-cell office:value-type="string" calcext:value-type="string">
            <text:p>Non-Brands</text:p>
          </table:table-cell>
          <table:table-cell table:number-columns-repeated="2"/>
          <table:table-cell office:value-type="string" calcext:value-type="string">
            <text:p>enfant</text:p>
          </table:table-cell>
        </table:table-row>
        <table:table-row table:style-name="ro2">
          <table:table-cell office:value-type="string" calcext:value-type="string">
            <text:p>insomnie du sujet âgé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omnie extre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3"/>
        </table:table-row>
      </table:table>
      <table:table table:name="Problèmes de sommeil raw" table:style-name="ta1">
        <table:table-column table:style-name="co2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Keyword Stats 2021-07-27 at 23_04_3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</table:table-row>
        <table:table-row table:style-name="ro2">
          <table:table-cell office:value-type="string" calcext:value-type="string">
            <text:p>problèmes de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blème de sommeil à 10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78" calcext:value-type="float">
            <text:p>0.78</text:p>
          </table:table-cell>
          <table:table-cell office:value-type="float" office:value="2.02" calcext:value-type="float">
            <text:p>2.02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16" calcext:value-type="float">
            <text:p>0.16</text:p>
          </table:table-cell>
          <table:table-cell office:value-type="float" office:value="0.77" calcext:value-type="float">
            <text:p>0.77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pnée du sommeil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2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3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.69" calcext:value-type="float">
            <text:p>1.69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0.29" calcext:value-type="float">
            <text:p>0.29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0.38" calcext:value-type="float">
            <text:p>0.38</text:p>
          </table:table-cell>
          <table:table-cell office:value-type="float" office:value="1.52" calcext:value-type="float">
            <text:p>1.52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sommeil 8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adolescen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enf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3" calcext:value-type="float">
            <text:p>0.23</text:p>
          </table:table-cell>
          <table:table-cell office:value-type="float" office:value="0.93" calcext:value-type="float">
            <text:p>0.93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1" calcext:value-type="float">
            <text:p>0.31</text:p>
          </table:table-cell>
          <table:table-cell office:value-type="float" office:value="1.31" calcext:value-type="float">
            <text:p>1.31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à 10 ans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1.16" calcext:value-type="float">
            <text:p>1.16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fille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1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11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9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pnée du sommeil solution natur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1.69" calcext:value-type="float">
            <text:p>1.6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pnée du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bébé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8" calcext:value-type="float">
            <text:p>0.18</text:p>
          </table:table-cell>
          <table:table-cell office:value-type="float" office:value="1.62" calcext:value-type="float">
            <text:p>1.62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sommeil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beb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gros probleme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e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9" calcext:value-type="float">
            <text:p>1.2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beb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mmeil hypno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mmeil problè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.03" calcext:value-type="float">
            <text:p>1.03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pour dormir que f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0.27" calcext:value-type="float">
            <text:p>0.27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bebe problem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apné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pnée du sommeil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0.52" calcext:value-type="float">
            <text:p>0.52</text:p>
          </table:table-cell>
          <table:table-cell office:value-type="float" office:value="1.01" calcext:value-type="float">
            <text:p>1.0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remede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prof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ca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prof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75" calcext:value-type="float">
            <text:p>0.75</text:p>
          </table:table-cell>
          <table:table-cell office:value-type="float" office:value="1.31" calcext:value-type="float">
            <text:p>1.3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medica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malad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reveil frequ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endormissement 8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s d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reveil frequ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</table:table>
      <table:table table:name="s'endormir rapidement raw" table:style-name="ta1">
        <table:table-column table:style-name="co29" table:default-cell-style-name="Default"/>
        <table:table-column table:style-name="co2" table:number-columns-repeated="25" table:default-cell-style-name="Default"/>
        <table:table-row table:style-name="ro2">
          <table:table-cell office:value-type="string" calcext:value-type="string">
            <text:p>Keyword Stats 2021-07-27 at 23_10_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</table:table-row>
        <table:table-row table:style-name="ro2">
          <table:table-cell office:value-type="string" calcext:value-type="string">
            <text:p>s endormir rapidement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1.75" calcext:value-type="float">
            <text:p>1.7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rmir rapid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office:value-type="float" office:value="1.09" calcext:value-type="float">
            <text:p>1.0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dormir vi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0.97" calcext:value-type="float">
            <text:p>0.97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pour dormir vit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1.04" calcext:value-type="float">
            <text:p>1.04</text:p>
          </table:table-cell>
          <table:table-cell table:number-columns-repeated="17"/>
          <table:table-cell office:value-type="string" calcext:value-type="string">
            <text:p>astuce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9" calcext:value-type="float">
            <text:p>0.19</text:p>
          </table:table-cell>
          <table:table-cell office:value-type="float" office:value="1.08" calcext:value-type="float">
            <text:p>1.08</text:p>
          </table:table-cell>
          <table:table-cell table:number-columns-repeated="17"/>
          <table:table-cell office:value-type="string" calcext:value-type="string">
            <text:p>astuce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our dormir vi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21" calcext:value-type="float">
            <text:p>0.21</text:p>
          </table:table-cell>
          <table:table-cell office:value-type="float" office:value="0.51" calcext:value-type="float">
            <text:p>0.5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uc pour dormir vi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19" calcext:value-type="float">
            <text:p>0.19</text:p>
          </table:table-cell>
          <table:table-cell office:value-type="float" office:value="0.72" calcext:value-type="float">
            <text:p>0.72</text:p>
          </table:table-cell>
          <table:table-cell table:number-columns-repeated="17"/>
          <table:table-cell office:value-type="string" calcext:value-type="string">
            <text:p>astuce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dormir vite et bi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0.23" calcext:value-type="float">
            <text:p>0.23</text:p>
          </table:table-cell>
          <table:table-cell office:value-type="float" office:value="1.21" calcext:value-type="float">
            <text:p>1.2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méthode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n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uc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astuce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dormir vite et facil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lution pour dormir vi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table:number-columns-repeated="17"/>
          <table:table-cell office:value-type="string" calcext:value-type="string">
            <text:p>astuce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methode pour dormir vi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lution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  <table:table-cell office:value-type="float" office:value="0.88" calcext:value-type="float">
            <text:p>0.88</text:p>
          </table:table-cell>
          <table:table-cell table:number-columns-repeated="17"/>
          <table:table-cell office:value-type="string" calcext:value-type="string">
            <text:p>astuce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endormissement faci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table:number-columns-repeated="17"/>
          <table:table-cell office:value-type="string" calcext:value-type="string">
            <text:p>astuce</text:p>
          </table:table-cell>
          <table:table-cell office:value-type="string" calcext:value-type="string">
            <text:p>Non-Brands</text:p>
          </table:table-cell>
        </table:table-row>
      </table:table>
      <table:table table:name="remèdes naturels contre l'insomnie raw" table:style-name="ta1">
        <table:table-column table:style-name="co30" table:default-cell-style-name="Default"/>
        <table:table-column table:style-name="co2" table:number-columns-repeated="24" table:default-cell-style-name="Default"/>
        <table:table-row table:style-name="ro2">
          <table:table-cell office:value-type="string" calcext:value-type="string">
            <text:p>Keyword Stats 2021-07-27 at 23_16_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Non-Marques</text:p>
          </table:table-cell>
        </table:table-row>
        <table:table-row table:style-name="ro2">
          <table:table-cell office:value-type="string" calcext:value-type="string">
            <text:p>remèdes naturels contre 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91" calcext:value-type="float">
            <text:p>0.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nsomnie remède mirac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76" calcext:value-type="float">
            <text:p>0.76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remède naturel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insomnie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92" calcext:value-type="float">
            <text:p>0.9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insomnie sévère traitement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82" calcext:value-type="float">
            <text:p>0.8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insomnie remèd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remèd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1.18" calcext:value-type="float">
            <text:p>1.18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remède nature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23" calcext:value-type="float">
            <text:p>0.23</text:p>
          </table:table-cell>
          <table:table-cell office:value-type="float" office:value="0.76" calcext:value-type="float">
            <text:p>0.76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remède insomn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0.22" calcext:value-type="float">
            <text:p>0.22</text:p>
          </table:table-cell>
          <table:table-cell office:value-type="float" office:value="1.09" calcext:value-type="float">
            <text:p>1.09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insomnie chronique traitement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aitement naturel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0.49" calcext:value-type="float">
            <text:p>0.49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aitement naturel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81" calcext:value-type="float">
            <text:p>0.81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remede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1" calcext:value-type="float">
            <text:p>0.81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remède naturel pour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2.2" calcext:value-type="float">
            <text:p>2.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insomnie remède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float" office:value="0.35" calcext:value-type="float">
            <text:p>0.35</text:p>
          </table:table-cell>
          <table:table-cell office:value-type="float" office:value="0.92" calcext:value-type="float">
            <text:p>0.9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remèd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2.54" calcext:value-type="float">
            <text:p>2.54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aitement insomnie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remede naturel pour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l insomnie reme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table:number-columns-repeated="19"/>
          <table:table-cell office:value-type="string" calcext:value-type="string">
            <text:p>Non-Brands</text:p>
          </table:table-cell>
        </table:table-row>
      </table:table>
      <table:table table:name="problemes de sommeil raw" table:style-name="ta1">
        <table:table-column table:style-name="co2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Keyword Stats 2021-07-27 at 23_18_0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</table:table-row>
        <table:table-row table:style-name="ro2">
          <table:table-cell office:value-type="string" calcext:value-type="string">
            <text:p>problèmes de sommeil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blème de sommeil à 10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0.78" calcext:value-type="float">
            <text:p>0.78</text:p>
          </table:table-cell>
          <table:table-cell office:value-type="float" office:value="2.02" calcext:value-type="float">
            <text:p>2.02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16" calcext:value-type="float">
            <text:p>0.16</text:p>
          </table:table-cell>
          <table:table-cell office:value-type="float" office:value="0.77" calcext:value-type="float">
            <text:p>0.77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pnée du sommeil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2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3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.69" calcext:value-type="float">
            <text:p>1.69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0.29" calcext:value-type="float">
            <text:p>0.29</text:p>
          </table:table-cell>
          <table:table-cell office:value-type="float" office:value="0.81" calcext:value-type="float">
            <text:p>0.8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solution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0.38" calcext:value-type="float">
            <text:p>0.38</text:p>
          </table:table-cell>
          <table:table-cell office:value-type="float" office:value="1.52" calcext:value-type="float">
            <text:p>1.52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sommeil 8 an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adolescent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enfanc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23" calcext:value-type="float">
            <text:p>0.23</text:p>
          </table:table-cell>
          <table:table-cell office:value-type="float" office:value="0.93" calcext:value-type="float">
            <text:p>0.93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enfa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1" calcext:value-type="float">
            <text:p>0.31</text:p>
          </table:table-cell>
          <table:table-cell office:value-type="float" office:value="1.31" calcext:value-type="float">
            <text:p>1.31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à 10 ans trait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1.16" calcext:value-type="float">
            <text:p>1.16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fille 10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1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11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9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pnée du sommeil solution natur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1.69" calcext:value-type="float">
            <text:p>1.6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pnée du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bébé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8" calcext:value-type="float">
            <text:p>0.18</text:p>
          </table:table-cell>
          <table:table-cell office:value-type="float" office:value="1.62" calcext:value-type="float">
            <text:p>1.62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endormissement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sommeil béb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3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beb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bebe 1 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gros probleme d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e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solut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9" calcext:value-type="float">
            <text:p>1.2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bebe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mmeil hypnose insomn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mmeil problè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.03" calcext:value-type="float">
            <text:p>1.03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pour dormir que f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0.27" calcext:value-type="float">
            <text:p>0.27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bebe probleme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table:number-columns-repeated="17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2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apnée du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pnée du sommeil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0.52" calcext:value-type="float">
            <text:p>0.52</text:p>
          </table:table-cell>
          <table:table-cell office:value-type="float" office:value="1.01" calcext:value-type="float">
            <text:p>1.0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remede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prof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cau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profo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hypnos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75" calcext:value-type="float">
            <text:p>0.75</text:p>
          </table:table-cell>
          <table:table-cell office:value-type="float" office:value="1.31" calcext:value-type="float">
            <text:p>1.31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reveil nocturn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medica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number-columns-repeated="18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 de sommeil malad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u sommeil reveil frequ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ouble de sommeil enf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endormissement 8 a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èmes de sommeil adul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reveil frequ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1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robleme de sommeil adolesc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string" calcext:value-type="string">
            <text:p>enfant</text:p>
          </table:table-cell>
          <table:table-cell office:value-type="string" calcext:value-type="string">
            <text:p>Non-Brands</text:p>
          </table:table-cell>
        </table:table-row>
      </table:table>
      <table:table table:name="santé par les plantes" table:style-name="ta1">
        <table:table-column table:style-name="co3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Keyword Stats 2021-07-27 at 23_19_35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Marque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  <table:table-cell office:value-type="string" calcext:value-type="string">
            <text:p>Concept: Plante</text:p>
          </table:table-cell>
          <table:table-cell office:value-type="string" calcext:value-type="string">
            <text:p>Concept: Autres Marques</text:p>
          </table:table-cell>
        </table:table-row>
        <table:table-row table:style-name="ro2">
          <table:table-cell office:value-type="string" calcext:value-type="string">
            <text:p>santé par les plant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la santé par les plant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sant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0.35" calcext:value-type="float">
            <text:p>0.3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s et bien et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0.46" calcext:value-type="float">
            <text:p>0.46</text:p>
          </table:table-cell>
          <table:table-cell office:value-type="float" office:value="1.47" calcext:value-type="float">
            <text:p>1.4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lle plante pour fluidifier le sang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 et sa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1.01" calcext:value-type="float">
            <text:p>1.01</text:p>
          </table:table-cell>
          <table:table-cell office:value-type="float" office:value="2.63" calcext:value-type="float">
            <text:p>2.6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et cholestéro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2 plantes secrètes de naturopath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2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é par les plantes naturel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0.21" calcext:value-type="float">
            <text:p>0.21</text:p>
          </table:table-cell>
          <table:table-cell office:value-type="float" office:value="0.44" calcext:value-type="float">
            <text:p>0.4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 bonne pour l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plante médicina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et lévothyrox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 santé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0.33" calcext:value-type="float">
            <text:p>0.33</text:p>
          </table:table-cell>
          <table:table-cell office:value-type="float" office:value="1.09" calcext:value-type="float">
            <text:p>1.0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 bien et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bon pour l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oe ver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office:value-type="string" calcext:value-type="string">
            <text:p>aloe vera</text:p>
          </table:table-cell>
          <table:table-cell/>
        </table:table-row>
        <table:table-row table:style-name="ro2">
          <table:table-cell office:value-type="string" calcext:value-type="string">
            <text:p>plantes &amp;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float" office:value="0.74" calcext:value-type="float">
            <text:p>0.74</text:p>
          </table:table-cell>
          <table:table-cell office:value-type="float" office:value="2.29" calcext:value-type="float">
            <text:p>2.2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et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pour l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float" office:value="0.24" calcext:value-type="float">
            <text:p>0.24</text:p>
          </table:table-cell>
          <table:table-cell office:value-type="float" office:value="0.72" calcext:value-type="float">
            <text:p>0.7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passeport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passeport santé</text:p>
          </table:table-cell>
        </table:table-row>
        <table:table-row table:style-name="ro2">
          <table:table-cell office:value-type="string" calcext:value-type="string">
            <text:p>santé des plant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09" calcext:value-type="float">
            <text:p>1.0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 curcuma pour l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et vésicule bili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bonata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phytothérap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71" calcext:value-type="float">
            <text:p>0.7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amelis composé hémorroïd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 curcuma et l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 plantes médicinales à cultiver dans votre jardi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hinacea homéopathie boir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52" calcext:value-type="float">
            <text:p>0.52</text:p>
          </table:table-cell>
          <table:table-cell office:value-type="float" office:value="1.23" calcext:value-type="float">
            <text:p>1.23</text:p>
          </table:table-cell>
          <table:table-cell table:number-columns-repeated="17"/>
          <table:table-cell office:value-type="string" calcext:value-type="string">
            <text:p>boir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cuma vésicule bili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ysanthellum et cholestéro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seng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76" calcext:value-type="float">
            <text:p>0.7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office:value-type="string" calcext:value-type="string">
            <text:p>ginseng</text:p>
          </table:table-cell>
          <table:table-cell/>
        </table:table-row>
        <table:table-row table:style-name="ro2">
          <table:table-cell office:value-type="string" calcext:value-type="string">
            <text:p>curcuma et estomac fragi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table:number-columns-repeated="20"/>
          <table:table-cell office:value-type="string" calcext:value-type="string">
            <text:p>estomac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igner le lymphœdème par les plant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seng passeport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table:number-columns-repeated="22"/>
          <table:table-cell office:value-type="string" calcext:value-type="string">
            <text:p>ginseng</text:p>
          </table:table-cell>
          <table:table-cell office:value-type="string" calcext:value-type="string">
            <text:p>passeport santé</text:p>
          </table:table-cell>
        </table:table-row>
        <table:table-row table:style-name="ro2">
          <table:table-cell office:value-type="string" calcext:value-type="string">
            <text:p>nutralgic 1000 a base de curcum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13" calcext:value-type="float">
            <text:p>0.13</text:p>
          </table:table-cell>
          <table:table-cell office:value-type="float" office:value="0.45" calcext:value-type="float">
            <text:p>0.45</text:p>
          </table:table-cell>
          <table:table-cell table:number-columns-repeated="17"/>
          <table:table-cell office:value-type="string" calcext:value-type="string">
            <text:p>sante ver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fort plante médicina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istophe bernard plantes médicina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table:number-columns-repeated="20"/>
          <table:table-cell office:value-type="string" calcext:value-type="string">
            <text:p>christophe bernard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e et santé des bambou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hodiola passeport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22"/>
          <table:table-cell office:value-type="string" calcext:value-type="string">
            <text:p>rhodiola</text:p>
          </table:table-cell>
          <table:table-cell office:value-type="string" calcext:value-type="string">
            <text:p>passeport santé</text:p>
          </table:table-cell>
        </table:table-row>
        <table:table-row table:style-name="ro2">
          <table:table-cell office:value-type="string" calcext:value-type="string">
            <text:p>plante pour l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ing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tralgic curcum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sante ver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maca</text:p>
          </table:table-cell>
          <table:table-cell/>
        </table:table-row>
        <table:table-row table:style-name="ro2">
          <table:table-cell office:value-type="string" calcext:value-type="string">
            <text:p>arkopharma harpagophytum curcuma et pipérine 40 gélu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arkopharma</text:p>
          </table:table-cell>
          <table:table-cell table:number-columns-repeated="2"/>
          <table:table-cell office:value-type="string" calcext:value-type="string">
            <text:p>harpagophytum</text:p>
          </table:table-cell>
          <table:table-cell/>
        </table:table-row>
        <table:table-row table:style-name="ro2">
          <table:table-cell office:value-type="string" calcext:value-type="string">
            <text:p>harpagophytum et thyroï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harpagophytum</text:p>
          </table:table-cell>
          <table:table-cell/>
        </table:table-row>
        <table:table-row table:style-name="ro2">
          <table:table-cell office:value-type="string" calcext:value-type="string">
            <text:p>santé et plant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47" calcext:value-type="float">
            <text:p>0.47</text:p>
          </table:table-cell>
          <table:table-cell office:value-type="float" office:value="1.64" calcext:value-type="float">
            <text:p>1.6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 fluidifier le sang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é plant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44" calcext:value-type="float">
            <text:p>0.44</text:p>
          </table:table-cell>
          <table:table-cell office:value-type="float" office:value="1.31" calcext:value-type="float">
            <text:p>1.3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oe vera et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aloe vera</text:p>
          </table:table-cell>
          <table:table-cell/>
        </table:table-row>
        <table:table-row table:style-name="ro2">
          <table:table-cell office:value-type="string" calcext:value-type="string">
            <text:p>natural santé aloe ver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0.59" calcext:value-type="float">
            <text:p>0.59</text:p>
          </table:table-cell>
          <table:table-cell table:number-columns-repeated="20"/>
          <table:table-cell office:value-type="string" calcext:value-type="string">
            <text:p>aloe vera</text:p>
          </table:table-cell>
          <table:table-cell office:value-type="string" calcext:value-type="string">
            <text:p>natural santé</text:p>
          </table:table-cell>
        </table:table-row>
        <table:table-row table:style-name="ro2">
          <table:table-cell office:value-type="string" calcext:value-type="string">
            <text:p>sante verte curcum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  <table:table-cell table:number-columns-repeated="17"/>
          <table:table-cell office:value-type="string" calcext:value-type="string">
            <text:p>sante ver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nkgo biloba passeport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table:number-columns-repeated="23"/>
          <table:table-cell office:value-type="string" calcext:value-type="string">
            <text:p>passeport santé</text:p>
          </table:table-cell>
        </table:table-row>
        <table:table-row table:style-name="ro2">
          <table:table-cell office:value-type="string" calcext:value-type="string">
            <text:p>phytothérapie curcum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é plantes médicinal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emisia absinthium homéopath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é curcum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produit nature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e pour renforcer le système immunit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eport santé curcum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passeport santé</text:p>
          </table:table-cell>
        </table:table-row>
        <table:table-row table:style-name="ro2">
          <table:table-cell office:value-type="string" calcext:value-type="string">
            <text:p>plantes et santé port roya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santé port roya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e santé curcum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4"/>
          <table:table-cell office:value-type="string" calcext:value-type="string">
            <text:p>pure santé</text:p>
          </table:table-cell>
        </table:table-row>
        <table:table-row table:style-name="ro2">
          <table:table-cell office:value-type="string" calcext:value-type="string">
            <text:p>les produits naturels baume du siam au ginseng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1.31" calcext:value-type="float">
            <text:p>1.3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office:value-type="string" calcext:value-type="string">
            <text:p>ginseng</text:p>
          </table:table-cell>
          <table:table-cell/>
        </table:table-row>
        <table:table-row table:style-name="ro2">
          <table:table-cell office:value-type="string" calcext:value-type="string">
            <text:p>medecine plantes natur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49" calcext:value-type="float">
            <text:p>0.49</text:p>
          </table:table-cell>
          <table:table-cell office:value-type="float" office:value="1.88" calcext:value-type="float">
            <text:p>1.8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via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.82" calcext:value-type="float">
            <text:p>1.82</text:p>
          </table:table-cell>
          <table:table-cell table:number-columns-repeated="21"/>
          <table:table-cell office:value-type="string" calcext:value-type="string">
            <text:p>salvia</text:p>
          </table:table-cell>
        </table:table-row>
        <table:table-row table:style-name="ro2">
          <table:table-cell office:value-type="string" calcext:value-type="string">
            <text:p>curcuma et anxié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pagophytum et dépressi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table:number-columns-repeated="21"/>
          <table:table-cell office:value-type="string" calcext:value-type="string">
            <text:p>Non-Brands</text:p>
          </table:table-cell>
          <table:table-cell office:value-type="string" calcext:value-type="string">
            <text:p>harpagophytum</text:p>
          </table:table-cell>
          <table:table-cell/>
        </table:table-row>
        <table:table-row table:style-name="ro2">
          <table:table-cell office:value-type="string" calcext:value-type="string">
            <text:p>sante et bien etre par les plante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cuma et intestin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table:number-columns-repeated="20"/>
          <table:table-cell office:value-type="string" calcext:value-type="string">
            <text:p>intestins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pagophytum homéopathie boir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boiron</text:p>
          </table:table-cell>
          <table:table-cell table:number-columns-repeated="2"/>
          <table:table-cell office:value-type="string" calcext:value-type="string">
            <text:p>harpagophytum</text:p>
          </table:table-cell>
          <table:table-cell/>
        </table:table-row>
        <table:table-row table:style-name="ro2">
          <table:table-cell office:value-type="string" calcext:value-type="string">
            <text:p>infinie santé artemisi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table:number-columns-repeated="23"/>
          <table:table-cell office:value-type="string" calcext:value-type="string">
            <text:p>infinie santé</text:p>
          </table:table-cell>
        </table:table-row>
        <table:table-row table:style-name="ro2">
          <table:table-cell office:value-type="string" calcext:value-type="string">
            <text:p>aloe vera passeport san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aloe vera</text:p>
          </table:table-cell>
          <table:table-cell office:value-type="string" calcext:value-type="string">
            <text:p>passeport santé</text:p>
          </table:table-cell>
        </table:table-row>
      </table:table>
      <table:table table:name="conseil pour bien dormir raw" table:style-name="ta1">
        <table:table-column table:style-name="co3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Keyword Stats 2021-07-27 at 23_34_5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July 1, 2020 - June 30, 202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Non-Marques</text:p>
          </table:table-cell>
        </table:table-row>
        <table:table-row table:style-name="ro2">
          <table:table-cell office:value-type="string" calcext:value-type="string">
            <text:p>conseil 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1.62" calcext:value-type="float">
            <text:p>1.6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stuc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0.17" calcext:value-type="float">
            <text:p>0.17</text:p>
          </table:table-cell>
          <table:table-cell office:value-type="float" office:value="1.18" calcext:value-type="float">
            <text:p>1.18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s 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16" calcext:value-type="float">
            <text:p>0.16</text:p>
          </table:table-cell>
          <table:table-cell office:value-type="float" office:value="2.58" calcext:value-type="float">
            <text:p>2.58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1.04" calcext:value-type="float">
            <text:p>1.04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pour bien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0.16" calcext:value-type="float">
            <text:p>0.16</text:p>
          </table:table-cell>
          <table:table-cell office:value-type="float" office:value="1.49" calcext:value-type="float">
            <text:p>1.49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pour dormir rapidement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0.19" calcext:value-type="float">
            <text:p>0.19</text:p>
          </table:table-cell>
          <table:table-cell office:value-type="float" office:value="1.08" calcext:value-type="float">
            <text:p>1.08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 pour mieux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.16</text:p>
          </table:table-cell>
          <table:table-cell office:value-type="float" office:value="2.65" calcext:value-type="float">
            <text:p>2.65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pour mieux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0.16" calcext:value-type="float">
            <text:p>0.16</text:p>
          </table:table-cell>
          <table:table-cell office:value-type="float" office:value="1.56" calcext:value-type="float">
            <text:p>1.56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pour bien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bien dormir conseil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.16</text:p>
          </table:table-cell>
          <table:table-cell office:value-type="float" office:value="1.09" calcext:value-type="float">
            <text:p>1.09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pour bien dormir la nui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0.22" calcext:value-type="float">
            <text:p>0.22</text:p>
          </table:table-cell>
          <table:table-cell office:value-type="float" office:value="1.66" calcext:value-type="float">
            <text:p>1.66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2" calcext:value-type="float">
            <text:p>0.12</text:p>
          </table:table-cell>
          <table:table-cell office:value-type="float" office:value="1.23" calcext:value-type="float">
            <text:p>1.23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14" calcext:value-type="float">
            <text:p>0.14</text:p>
          </table:table-cell>
          <table:table-cell office:value-type="float" office:value="1.41" calcext:value-type="float">
            <text:p>1.41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trucs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10 conseils pour bien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office:value-type="float" office:value="1.18" calcext:value-type="float">
            <text:p>1.18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des astuces pour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.21</text:p>
          </table:table-cell>
          <table:table-cell office:value-type="float" office:value="1.12" calcext:value-type="float">
            <text:p>1.1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sommeil reparateur cons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2.1" calcext:value-type="float">
            <text:p>2.1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le pour dormir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1.04" calcext:value-type="float">
            <text:p>1.04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pour reussir a dormir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9" calcext:value-type="float">
            <text:p>0.19</text:p>
          </table:table-cell>
          <table:table-cell office:value-type="float" office:value="0.73" calcext:value-type="float">
            <text:p>0.73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conseil pour un bon sommei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24" calcext:value-type="float">
            <text:p>0.24</text:p>
          </table:table-cell>
          <table:table-cell office:value-type="float" office:value="2.82" calcext:value-type="float">
            <text:p>2.82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  <table:table-row table:style-name="ro2">
          <table:table-cell office:value-type="string" calcext:value-type="string">
            <text:p>astuce dormir rapid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table:number-columns-repeated="17"/>
          <table:table-cell office:value-type="string" calcext:value-type="string">
            <text:p>Non-Bra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3:36:34.54656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22:48:34.418143988</meta:creation-date>
    <meta:editing-duration>PT2H23M17S</meta:editing-duration>
    <meta:editing-cycles>6</meta:editing-cycles>
    <meta:generator>LibreOffice/7.1.4.2$Linux_X86_64 LibreOffice_project/10$Build-2</meta:generator>
    <dc:date>2021-07-28T01:50:15.842509508</dc:date>
    <meta:document-statistic meta:table-count="18" meta:cell-count="17580" meta:object-count="0"/>
  </office:meta>
</office:document-meta>
</file>